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ink_1.receiver_i.routed_msg_sub.network" table:style-name="ta1">
        <table:shapes>
          <draw:frame draw:z-index="0" draw:style-name="gr1" draw:text-style-name="P1" svg:width="805.21pt" svg:height="496.2pt" svg:x="339.08pt" svg:y="3pt">
            <draw:object draw:notify-on-update-of-ranges="'sink_1.receiver_i.routed_msg_sub.network'.D1:'sink_1.receiver_i.routed_msg_sub.network'.D1 'sink_1.receiver_i.routed_msg_sub.network'.D2:'sink_1.receiver_i.routed_msg_sub.network'.D208 'sink_1.receiver_i.routed_msg_sub.network'.E1:'sink_1.receiver_i.routed_msg_sub.network'.E1 'sink_1.receiver_i.routed_msg_sub.network'.E2:'sink_1.receiver_i.routed_msg_sub.network'.E20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data rate (bp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688066.32608" calcext:value-type="float">
            <text:p>1442688066.32608</text:p>
          </table:table-cell>
          <table:table-cell office:value-type="float" office:value="65632" calcext:value-type="float">
            <text:p>65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688066.34448" calcext:value-type="float">
            <text:p>1442688066.34448</text:p>
          </table:table-cell>
          <table:table-cell office:value-type="float" office:value="65632" calcext:value-type="float">
            <text:p>65632</text:p>
          </table:table-cell>
          <table:table-cell table:formula="of:=[.B3]-[.B$2]" office:value-type="float" office:value="0.0183961391448975" calcext:value-type="float">
            <text:p>0.0183961391</text:p>
          </table:table-cell>
          <table:table-cell table:formula="of:=[.C3]/([.D3]-[.D2])" office:value-type="float" office:value="3567705.1300302" calcext:value-type="float">
            <text:p>3567705.13003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688066.36287" calcext:value-type="float">
            <text:p>1442688066.36287</text:p>
          </table:table-cell>
          <table:table-cell office:value-type="float" office:value="65632" calcext:value-type="float">
            <text:p>65632</text:p>
          </table:table-cell>
          <table:table-cell table:formula="of:=[.B4]-[.B$2]" office:value-type="float" office:value="0.0367846488952637" calcext:value-type="float">
            <text:p>0.0367846489</text:p>
          </table:table-cell>
          <table:table-cell table:formula="of:=[.C4]/([.D4]-[.D3])" office:value-type="float" office:value="3569185.37124483" calcext:value-type="float">
            <text:p>3569185.371244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688066.38227" calcext:value-type="float">
            <text:p>1442688066.38227</text:p>
          </table:table-cell>
          <table:table-cell office:value-type="float" office:value="65632" calcext:value-type="float">
            <text:p>65632</text:p>
          </table:table-cell>
          <table:table-cell table:formula="of:=[.B5]-[.B$2]" office:value-type="float" office:value="0.0561890602111816" calcext:value-type="float">
            <text:p>0.0561890602</text:p>
          </table:table-cell>
          <table:table-cell table:formula="of:=[.C5]/([.D5]-[.D4])" office:value-type="float" office:value="3382323.6856539" calcext:value-type="float">
            <text:p>3382323.68565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688066.44274" calcext:value-type="float">
            <text:p>1442688066.44274</text:p>
          </table:table-cell>
          <table:table-cell office:value-type="float" office:value="65632" calcext:value-type="float">
            <text:p>65632</text:p>
          </table:table-cell>
          <table:table-cell table:formula="of:=[.B6]-[.B$2]" office:value-type="float" office:value="0.116657495498657" calcext:value-type="float">
            <text:p>0.1166574955</text:p>
          </table:table-cell>
          <table:table-cell table:formula="of:=[.C6]/([.D6]-[.D5])" office:value-type="float" office:value="1085392.72908214" calcext:value-type="float">
            <text:p>1085392.729082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2688066.50338" calcext:value-type="float">
            <text:p>1442688066.50338</text:p>
          </table:table-cell>
          <table:table-cell office:value-type="float" office:value="65632" calcext:value-type="float">
            <text:p>65632</text:p>
          </table:table-cell>
          <table:table-cell table:formula="of:=[.B7]-[.B$2]" office:value-type="float" office:value="0.177293300628662" calcext:value-type="float">
            <text:p>0.1772933006</text:p>
          </table:table-cell>
          <table:table-cell table:formula="of:=[.C7]/([.D7]-[.D6])" office:value-type="float" office:value="1082396.77628232" calcext:value-type="float">
            <text:p>1082396.776282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2688066.56355" calcext:value-type="float">
            <text:p>1442688066.56355</text:p>
          </table:table-cell>
          <table:table-cell office:value-type="float" office:value="65632" calcext:value-type="float">
            <text:p>65632</text:p>
          </table:table-cell>
          <table:table-cell table:formula="of:=[.B8]-[.B$2]" office:value-type="float" office:value="0.237467288970947" calcext:value-type="float">
            <text:p>0.237467289</text:p>
          </table:table-cell>
          <table:table-cell table:formula="of:=[.C8]/([.D8]-[.D7])" office:value-type="float" office:value="1090703.83745661" calcext:value-type="float">
            <text:p>1090703.837456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688066.62406" calcext:value-type="float">
            <text:p>1442688066.62406</text:p>
          </table:table-cell>
          <table:table-cell office:value-type="float" office:value="65632" calcext:value-type="float">
            <text:p>65632</text:p>
          </table:table-cell>
          <table:table-cell table:formula="of:=[.B9]-[.B$2]" office:value-type="float" office:value="0.297973871231079" calcext:value-type="float">
            <text:p>0.2979738712</text:p>
          </table:table-cell>
          <table:table-cell table:formula="of:=[.C9]/([.D9]-[.D8])" office:value-type="float" office:value="1084708.43251124" calcext:value-type="float">
            <text:p>1084708.432511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688066.68461" calcext:value-type="float">
            <text:p>1442688066.68461</text:p>
          </table:table-cell>
          <table:table-cell office:value-type="float" office:value="65632" calcext:value-type="float">
            <text:p>65632</text:p>
          </table:table-cell>
          <table:table-cell table:formula="of:=[.B10]-[.B$2]" office:value-type="float" office:value="0.358522891998291" calcext:value-type="float">
            <text:p>0.358522892</text:p>
          </table:table-cell>
          <table:table-cell table:formula="of:=[.C10]/([.D10]-[.D9])" office:value-type="float" office:value="1083948.16577348" calcext:value-type="float">
            <text:p>1083948.165773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2688066.74502" calcext:value-type="float">
            <text:p>1442688066.74502</text:p>
          </table:table-cell>
          <table:table-cell office:value-type="float" office:value="65632" calcext:value-type="float">
            <text:p>65632</text:p>
          </table:table-cell>
          <table:table-cell table:formula="of:=[.B11]-[.B$2]" office:value-type="float" office:value="0.418936014175415" calcext:value-type="float">
            <text:p>0.4189360142</text:p>
          </table:table-cell>
          <table:table-cell table:formula="of:=[.C11]/([.D11]-[.D10])" office:value-type="float" office:value="1086386.49410595" calcext:value-type="float">
            <text:p>1086386.494105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688066.80549" calcext:value-type="float">
            <text:p>1442688066.80549</text:p>
          </table:table-cell>
          <table:table-cell office:value-type="float" office:value="65632" calcext:value-type="float">
            <text:p>65632</text:p>
          </table:table-cell>
          <table:table-cell table:formula="of:=[.B12]-[.B$2]" office:value-type="float" office:value="0.479407787322998" calcext:value-type="float">
            <text:p>0.4794077873</text:p>
          </table:table-cell>
          <table:table-cell table:formula="of:=[.C12]/([.D12]-[.D11])" office:value-type="float" office:value="1085332.81866605" calcext:value-type="float">
            <text:p>1085332.818666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2688066.86589" calcext:value-type="float">
            <text:p>1442688066.86589</text:p>
          </table:table-cell>
          <table:table-cell office:value-type="float" office:value="65632" calcext:value-type="float">
            <text:p>65632</text:p>
          </table:table-cell>
          <table:table-cell table:formula="of:=[.B13]-[.B$2]" office:value-type="float" office:value="0.539811849594116" calcext:value-type="float">
            <text:p>0.5398118496</text:p>
          </table:table-cell>
          <table:table-cell table:formula="of:=[.C13]/([.D13]-[.D12])" office:value-type="float" office:value="1086549.43943036" calcext:value-type="float">
            <text:p>1086549.439430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2688066.92635" calcext:value-type="float">
            <text:p>1442688066.92635</text:p>
          </table:table-cell>
          <table:table-cell office:value-type="float" office:value="65632" calcext:value-type="float">
            <text:p>65632</text:p>
          </table:table-cell>
          <table:table-cell table:formula="of:=[.B14]-[.B$2]" office:value-type="float" office:value="0.600272178649902" calcext:value-type="float">
            <text:p>0.6002721786</text:p>
          </table:table-cell>
          <table:table-cell table:formula="of:=[.C14]/([.D14]-[.D13])" office:value-type="float" office:value="1085538.25334695" calcext:value-type="float">
            <text:p>1085538.253346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2688066.98678" calcext:value-type="float">
            <text:p>1442688066.98678</text:p>
          </table:table-cell>
          <table:table-cell office:value-type="float" office:value="65632" calcext:value-type="float">
            <text:p>65632</text:p>
          </table:table-cell>
          <table:table-cell table:formula="of:=[.B15]-[.B$2]" office:value-type="float" office:value="0.660699605941772" calcext:value-type="float">
            <text:p>0.6606996059</text:p>
          </table:table-cell>
          <table:table-cell table:formula="of:=[.C15]/([.D15]-[.D14])" office:value-type="float" office:value="1086129.31149611" calcext:value-type="float">
            <text:p>1086129.311496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2688080.05921" calcext:value-type="float">
            <text:p>1442688080.05921</text:p>
          </table:table-cell>
          <table:table-cell office:value-type="float" office:value="65632" calcext:value-type="float">
            <text:p>65632</text:p>
          </table:table-cell>
          <table:table-cell table:formula="of:=[.B16]-[.B$2]" office:value-type="float" office:value="13.7331252098084" calcext:value-type="float">
            <text:p>13.7331252098</text:p>
          </table:table-cell>
          <table:table-cell table:formula="of:=[.C16]/([.D16]-[.D15])" office:value-type="float" office:value="5020.64436921234" calcext:value-type="float">
            <text:p>5020.64436921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2688080.1417" calcext:value-type="float">
            <text:p>1442688080.1417</text:p>
          </table:table-cell>
          <table:table-cell office:value-type="float" office:value="65632" calcext:value-type="float">
            <text:p>65632</text:p>
          </table:table-cell>
          <table:table-cell table:formula="of:=[.B17]-[.B$2]" office:value-type="float" office:value="13.815621137619" calcext:value-type="float">
            <text:p>13.8156211376</text:p>
          </table:table-cell>
          <table:table-cell table:formula="of:=[.C17]/([.D17]-[.D16])" office:value-type="float" office:value="795578.663599345" calcext:value-type="float">
            <text:p>795578.6635993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2688080.22419" calcext:value-type="float">
            <text:p>1442688080.22419</text:p>
          </table:table-cell>
          <table:table-cell office:value-type="float" office:value="65632" calcext:value-type="float">
            <text:p>65632</text:p>
          </table:table-cell>
          <table:table-cell table:formula="of:=[.B18]-[.B$2]" office:value-type="float" office:value="13.8981096744537" calcext:value-type="float">
            <text:p>13.8981096745</text:p>
          </table:table-cell>
          <table:table-cell table:formula="of:=[.C18]/([.D18]-[.D17])" office:value-type="float" office:value="795649.947477036" calcext:value-type="float">
            <text:p>795649.9474770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2688080.30663" calcext:value-type="float">
            <text:p>1442688080.30663</text:p>
          </table:table-cell>
          <table:table-cell office:value-type="float" office:value="65632" calcext:value-type="float">
            <text:p>65632</text:p>
          </table:table-cell>
          <table:table-cell table:formula="of:=[.B19]-[.B$2]" office:value-type="float" office:value="13.980544090271" calcext:value-type="float">
            <text:p>13.9805440903</text:p>
          </table:table-cell>
          <table:table-cell table:formula="of:=[.C19]/([.D19]-[.D18])" office:value-type="float" office:value="796172.318919466" calcext:value-type="float">
            <text:p>796172.3189194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2688080.3891" calcext:value-type="float">
            <text:p>1442688080.3891</text:p>
          </table:table-cell>
          <table:table-cell office:value-type="float" office:value="65632" calcext:value-type="float">
            <text:p>65632</text:p>
          </table:table-cell>
          <table:table-cell table:formula="of:=[.B20]-[.B$2]" office:value-type="float" office:value="14.0630149841309" calcext:value-type="float">
            <text:p>14.0630149841</text:p>
          </table:table-cell>
          <table:table-cell table:formula="of:=[.C20]/([.D20]-[.D19])" office:value-type="float" office:value="795820.160643871" calcext:value-type="float">
            <text:p>795820.1606438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2688080.47176" calcext:value-type="float">
            <text:p>1442688080.47176</text:p>
          </table:table-cell>
          <table:table-cell office:value-type="float" office:value="65632" calcext:value-type="float">
            <text:p>65632</text:p>
          </table:table-cell>
          <table:table-cell table:formula="of:=[.B21]-[.B$2]" office:value-type="float" office:value="14.1456749439239" calcext:value-type="float">
            <text:p>14.1456749439</text:p>
          </table:table-cell>
          <table:table-cell table:formula="of:=[.C21]/([.D21]-[.D20])" office:value-type="float" office:value="793999.902301984" calcext:value-type="float">
            <text:p>793999.9023019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2688080.55417" calcext:value-type="float">
            <text:p>1442688080.55417</text:p>
          </table:table-cell>
          <table:table-cell office:value-type="float" office:value="65632" calcext:value-type="float">
            <text:p>65632</text:p>
          </table:table-cell>
          <table:table-cell table:formula="of:=[.B22]-[.B$2]" office:value-type="float" office:value="14.228089094162" calcext:value-type="float">
            <text:p>14.2280890942</text:p>
          </table:table-cell>
          <table:table-cell table:formula="of:=[.C22]/([.D22]-[.D21])" office:value-type="float" office:value="796368.09710996" calcext:value-type="float">
            <text:p>796368.097109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2688080.63656" calcext:value-type="float">
            <text:p>1442688080.63656</text:p>
          </table:table-cell>
          <table:table-cell office:value-type="float" office:value="65632" calcext:value-type="float">
            <text:p>65632</text:p>
          </table:table-cell>
          <table:table-cell table:formula="of:=[.B23]-[.B$2]" office:value-type="float" office:value="14.3104741573334" calcext:value-type="float">
            <text:p>14.3104741573</text:p>
          </table:table-cell>
          <table:table-cell table:formula="of:=[.C23]/([.D23]-[.D22])" office:value-type="float" office:value="796649.264727332" calcext:value-type="float">
            <text:p>796649.2647273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2688080.719" calcext:value-type="float">
            <text:p>1442688080.719</text:p>
          </table:table-cell>
          <table:table-cell office:value-type="float" office:value="65632" calcext:value-type="float">
            <text:p>65632</text:p>
          </table:table-cell>
          <table:table-cell table:formula="of:=[.B24]-[.B$2]" office:value-type="float" office:value="14.3929221630096" calcext:value-type="float">
            <text:p>14.392922163</text:p>
          </table:table-cell>
          <table:table-cell table:formula="of:=[.C24]/([.D24]-[.D23])" office:value-type="float" office:value="796041.086278093" calcext:value-type="float">
            <text:p>796041.08627809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2688080.8014" calcext:value-type="float">
            <text:p>1442688080.8014</text:p>
          </table:table-cell>
          <table:table-cell office:value-type="float" office:value="65632" calcext:value-type="float">
            <text:p>65632</text:p>
          </table:table-cell>
          <table:table-cell table:formula="of:=[.B25]-[.B$2]" office:value-type="float" office:value="14.4753215312958" calcext:value-type="float">
            <text:p>14.4753215313</text:p>
          </table:table-cell>
          <table:table-cell table:formula="of:=[.C25]/([.D25]-[.D24])" office:value-type="float" office:value="796510.960764797" calcext:value-type="float">
            <text:p>796510.9607647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2688080.88386" calcext:value-type="float">
            <text:p>1442688080.88386</text:p>
          </table:table-cell>
          <table:table-cell office:value-type="float" office:value="65632" calcext:value-type="float">
            <text:p>65632</text:p>
          </table:table-cell>
          <table:table-cell table:formula="of:=[.B26]-[.B$2]" office:value-type="float" office:value="14.5577740669251" calcext:value-type="float">
            <text:p>14.5577740669</text:p>
          </table:table-cell>
          <table:table-cell table:formula="of:=[.C26]/([.D26]-[.D25])" office:value-type="float" office:value="795997.351677554" calcext:value-type="float">
            <text:p>795997.3516775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2688080.96642" calcext:value-type="float">
            <text:p>1442688080.96642</text:p>
          </table:table-cell>
          <table:table-cell office:value-type="float" office:value="65632" calcext:value-type="float">
            <text:p>65632</text:p>
          </table:table-cell>
          <table:table-cell table:formula="of:=[.B27]-[.B$2]" office:value-type="float" office:value="14.6403334140778" calcext:value-type="float">
            <text:p>14.6403334141</text:p>
          </table:table-cell>
          <table:table-cell table:formula="of:=[.C27]/([.D27]-[.D26])" office:value-type="float" office:value="794967.526555177" calcext:value-type="float">
            <text:p>794967.5265551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2688081.0484" calcext:value-type="float">
            <text:p>1442688081.0484</text:p>
          </table:table-cell>
          <table:table-cell office:value-type="float" office:value="65632" calcext:value-type="float">
            <text:p>65632</text:p>
          </table:table-cell>
          <table:table-cell table:formula="of:=[.B28]-[.B$2]" office:value-type="float" office:value="14.7223134040833" calcext:value-type="float">
            <text:p>14.7223134041</text:p>
          </table:table-cell>
          <table:table-cell table:formula="of:=[.C28]/([.D28]-[.D27])" office:value-type="float" office:value="800585.606263214" calcext:value-type="float">
            <text:p>800585.6062632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2688081.12698" calcext:value-type="float">
            <text:p>1442688081.12698</text:p>
          </table:table-cell>
          <table:table-cell office:value-type="float" office:value="65632" calcext:value-type="float">
            <text:p>65632</text:p>
          </table:table-cell>
          <table:table-cell table:formula="of:=[.B29]-[.B$2]" office:value-type="float" office:value="14.8008940219879" calcext:value-type="float">
            <text:p>14.800894022</text:p>
          </table:table-cell>
          <table:table-cell table:formula="of:=[.C29]/([.D29]-[.D28])" office:value-type="float" office:value="835218.680510087" calcext:value-type="float">
            <text:p>835218.68051008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2688081.20554" calcext:value-type="float">
            <text:p>1442688081.20554</text:p>
          </table:table-cell>
          <table:table-cell office:value-type="float" office:value="65632" calcext:value-type="float">
            <text:p>65632</text:p>
          </table:table-cell>
          <table:table-cell table:formula="of:=[.B30]-[.B$2]" office:value-type="float" office:value="14.8794584274292" calcext:value-type="float">
            <text:p>14.8794584274</text:p>
          </table:table-cell>
          <table:table-cell table:formula="of:=[.C30]/([.D30]-[.D29])" office:value-type="float" office:value="835391.035308613" calcext:value-type="float">
            <text:p>835391.0353086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2688081.28408" calcext:value-type="float">
            <text:p>1442688081.28408</text:p>
          </table:table-cell>
          <table:table-cell office:value-type="float" office:value="65632" calcext:value-type="float">
            <text:p>65632</text:p>
          </table:table-cell>
          <table:table-cell table:formula="of:=[.B31]-[.B$2]" office:value-type="float" office:value="14.9579997062683" calcext:value-type="float">
            <text:p>14.9579997063</text:p>
          </table:table-cell>
          <table:table-cell table:formula="of:=[.C31]/([.D31]-[.D30])" office:value-type="float" office:value="835637.017503172" calcext:value-type="float">
            <text:p>835637.0175031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2688081.36273" calcext:value-type="float">
            <text:p>1442688081.36273</text:p>
          </table:table-cell>
          <table:table-cell office:value-type="float" office:value="65632" calcext:value-type="float">
            <text:p>65632</text:p>
          </table:table-cell>
          <table:table-cell table:formula="of:=[.B32]-[.B$2]" office:value-type="float" office:value="15.036643743515" calcext:value-type="float">
            <text:p>15.0366437435</text:p>
          </table:table-cell>
          <table:table-cell table:formula="of:=[.C32]/([.D32]-[.D31])" office:value-type="float" office:value="834545.151771829" calcext:value-type="float">
            <text:p>834545.1517718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2688081.44137" calcext:value-type="float">
            <text:p>1442688081.44137</text:p>
          </table:table-cell>
          <table:table-cell office:value-type="float" office:value="65632" calcext:value-type="float">
            <text:p>65632</text:p>
          </table:table-cell>
          <table:table-cell table:formula="of:=[.B33]-[.B$2]" office:value-type="float" office:value="15.1152844429016" calcext:value-type="float">
            <text:p>15.1152844429</text:p>
          </table:table-cell>
          <table:table-cell table:formula="of:=[.C33]/([.D33]-[.D32])" office:value-type="float" office:value="834580.57356985" calcext:value-type="float">
            <text:p>834580.573569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2688081.52003" calcext:value-type="float">
            <text:p>1442688081.52003</text:p>
          </table:table-cell>
          <table:table-cell office:value-type="float" office:value="65632" calcext:value-type="float">
            <text:p>65632</text:p>
          </table:table-cell>
          <table:table-cell table:formula="of:=[.B34]-[.B$2]" office:value-type="float" office:value="15.1939458847046" calcext:value-type="float">
            <text:p>15.1939458847</text:p>
          </table:table-cell>
          <table:table-cell table:formula="of:=[.C34]/([.D34]-[.D33])" office:value-type="float" office:value="834360.501100233" calcext:value-type="float">
            <text:p>834360.5011002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2688081.59745" calcext:value-type="float">
            <text:p>1442688081.59745</text:p>
          </table:table-cell>
          <table:table-cell office:value-type="float" office:value="65632" calcext:value-type="float">
            <text:p>65632</text:p>
          </table:table-cell>
          <table:table-cell table:formula="of:=[.B35]-[.B$2]" office:value-type="float" office:value="15.271368265152" calcext:value-type="float">
            <text:p>15.2713682652</text:p>
          </table:table-cell>
          <table:table-cell table:formula="of:=[.C35]/([.D35]-[.D34])" office:value-type="float" office:value="847713.537361463" calcext:value-type="float">
            <text:p>847713.53736146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2688081.67596" calcext:value-type="float">
            <text:p>1442688081.67596</text:p>
          </table:table-cell>
          <table:table-cell office:value-type="float" office:value="65632" calcext:value-type="float">
            <text:p>65632</text:p>
          </table:table-cell>
          <table:table-cell table:formula="of:=[.B36]-[.B$2]" office:value-type="float" office:value="15.3498775959015" calcext:value-type="float">
            <text:p>15.3498775959</text:p>
          </table:table-cell>
          <table:table-cell table:formula="of:=[.C36]/([.D36]-[.D35])" office:value-type="float" office:value="835977.066336261" calcext:value-type="float">
            <text:p>835977.06633626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2688081.75459" calcext:value-type="float">
            <text:p>1442688081.75459</text:p>
          </table:table-cell>
          <table:table-cell office:value-type="float" office:value="65632" calcext:value-type="float">
            <text:p>65632</text:p>
          </table:table-cell>
          <table:table-cell table:formula="of:=[.B37]-[.B$2]" office:value-type="float" office:value="15.428510427475" calcext:value-type="float">
            <text:p>15.4285104275</text:p>
          </table:table-cell>
          <table:table-cell table:formula="of:=[.C37]/([.D37]-[.D36])" office:value-type="float" office:value="834664.079706498" calcext:value-type="float">
            <text:p>834664.07970649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2688081.83303" calcext:value-type="float">
            <text:p>1442688081.83303</text:p>
          </table:table-cell>
          <table:table-cell office:value-type="float" office:value="65632" calcext:value-type="float">
            <text:p>65632</text:p>
          </table:table-cell>
          <table:table-cell table:formula="of:=[.B38]-[.B$2]" office:value-type="float" office:value="15.5069489479065" calcext:value-type="float">
            <text:p>15.5069489479</text:p>
          </table:table-cell>
          <table:table-cell table:formula="of:=[.C38]/([.D38]-[.D37])" office:value-type="float" office:value="836731.744032584" calcext:value-type="float">
            <text:p>836731.74403258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2688081.91167" calcext:value-type="float">
            <text:p>1442688081.91167</text:p>
          </table:table-cell>
          <table:table-cell office:value-type="float" office:value="65632" calcext:value-type="float">
            <text:p>65632</text:p>
          </table:table-cell>
          <table:table-cell table:formula="of:=[.B39]-[.B$2]" office:value-type="float" office:value="15.5855917930603" calcext:value-type="float">
            <text:p>15.5855917931</text:p>
          </table:table-cell>
          <table:table-cell table:formula="of:=[.C39]/([.D39]-[.D38])" office:value-type="float" office:value="834557.802068807" calcext:value-type="float">
            <text:p>834557.80206880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2688081.99036" calcext:value-type="float">
            <text:p>1442688081.99036</text:p>
          </table:table-cell>
          <table:table-cell office:value-type="float" office:value="65632" calcext:value-type="float">
            <text:p>65632</text:p>
          </table:table-cell>
          <table:table-cell table:formula="of:=[.B40]-[.B$2]" office:value-type="float" office:value="15.6642777919769" calcext:value-type="float">
            <text:p>15.664277792</text:p>
          </table:table-cell>
          <table:table-cell table:formula="of:=[.C40]/([.D40]-[.D39])" office:value-type="float" office:value="834100.105528841" calcext:value-type="float">
            <text:p>834100.10552884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2688082.06267" calcext:value-type="float">
            <text:p>1442688082.06267</text:p>
          </table:table-cell>
          <table:table-cell office:value-type="float" office:value="65632" calcext:value-type="float">
            <text:p>65632</text:p>
          </table:table-cell>
          <table:table-cell table:formula="of:=[.B41]-[.B$2]" office:value-type="float" office:value="15.7365853786469" calcext:value-type="float">
            <text:p>15.7365853786</text:p>
          </table:table-cell>
          <table:table-cell table:formula="of:=[.C41]/([.D41]-[.D40])" office:value-type="float" office:value="907677.921814825" calcext:value-type="float">
            <text:p>907677.9218148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688082.127" calcext:value-type="float">
            <text:p>1442688082.127</text:p>
          </table:table-cell>
          <table:table-cell office:value-type="float" office:value="65632" calcext:value-type="float">
            <text:p>65632</text:p>
          </table:table-cell>
          <table:table-cell table:formula="of:=[.B42]-[.B$2]" office:value-type="float" office:value="15.8009171485901" calcext:value-type="float">
            <text:p>15.8009171486</text:p>
          </table:table-cell>
          <table:table-cell table:formula="of:=[.C42]/([.D42]-[.D41])" office:value-type="float" office:value="1020211.32106127" calcext:value-type="float">
            <text:p>1020211.321061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2688082.1914" calcext:value-type="float">
            <text:p>1442688082.1914</text:p>
          </table:table-cell>
          <table:table-cell office:value-type="float" office:value="65632" calcext:value-type="float">
            <text:p>65632</text:p>
          </table:table-cell>
          <table:table-cell table:formula="of:=[.B43]-[.B$2]" office:value-type="float" office:value="15.8653163909912" calcext:value-type="float">
            <text:p>15.865316391</text:p>
          </table:table-cell>
          <table:table-cell table:formula="of:=[.C43]/([.D43]-[.D42])" office:value-type="float" office:value="1019142.42393099" calcext:value-type="float">
            <text:p>1019142.4239309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2688082.25588" calcext:value-type="float">
            <text:p>1442688082.25588</text:p>
          </table:table-cell>
          <table:table-cell office:value-type="float" office:value="65632" calcext:value-type="float">
            <text:p>65632</text:p>
          </table:table-cell>
          <table:table-cell table:formula="of:=[.B44]-[.B$2]" office:value-type="float" office:value="15.9297964572907" calcext:value-type="float">
            <text:p>15.9297964573</text:p>
          </table:table-cell>
          <table:table-cell table:formula="of:=[.C44]/([.D44]-[.D43])" office:value-type="float" office:value="1017864.95837663" calcext:value-type="float">
            <text:p>1017864.9583766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2688082.32029" calcext:value-type="float">
            <text:p>1442688082.32029</text:p>
          </table:table-cell>
          <table:table-cell office:value-type="float" office:value="65632" calcext:value-type="float">
            <text:p>65632</text:p>
          </table:table-cell>
          <table:table-cell table:formula="of:=[.B45]-[.B$2]" office:value-type="float" office:value="15.9942049980164" calcext:value-type="float">
            <text:p>15.994204998</text:p>
          </table:table-cell>
          <table:table-cell table:formula="of:=[.C45]/([.D45]-[.D44])" office:value-type="float" office:value="1018995.29566276" calcext:value-type="float">
            <text:p>1018995.2956627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2688082.38468" calcext:value-type="float">
            <text:p>1442688082.38468</text:p>
          </table:table-cell>
          <table:table-cell office:value-type="float" office:value="65632" calcext:value-type="float">
            <text:p>65632</text:p>
          </table:table-cell>
          <table:table-cell table:formula="of:=[.B46]-[.B$2]" office:value-type="float" office:value="16.0585956573486" calcext:value-type="float">
            <text:p>16.0585956573</text:p>
          </table:table-cell>
          <table:table-cell table:formula="of:=[.C46]/([.D46]-[.D45])" office:value-type="float" office:value="1019278.27235498" calcext:value-type="float">
            <text:p>1019278.2723549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2688082.44921" calcext:value-type="float">
            <text:p>1442688082.44921</text:p>
          </table:table-cell>
          <table:table-cell office:value-type="float" office:value="65632" calcext:value-type="float">
            <text:p>65632</text:p>
          </table:table-cell>
          <table:table-cell table:formula="of:=[.B47]-[.B$2]" office:value-type="float" office:value="16.1231229305267" calcext:value-type="float">
            <text:p>16.1231229305</text:p>
          </table:table-cell>
          <table:table-cell table:formula="of:=[.C47]/([.D47]-[.D46])" office:value-type="float" office:value="1017120.30847562" calcext:value-type="float">
            <text:p>1017120.3084756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2688082.51351" calcext:value-type="float">
            <text:p>1442688082.51351</text:p>
          </table:table-cell>
          <table:table-cell office:value-type="float" office:value="65632" calcext:value-type="float">
            <text:p>65632</text:p>
          </table:table-cell>
          <table:table-cell table:formula="of:=[.B48]-[.B$2]" office:value-type="float" office:value="16.1874268054962" calcext:value-type="float">
            <text:p>16.1874268055</text:p>
          </table:table-cell>
          <table:table-cell table:formula="of:=[.C48]/([.D48]-[.D47])" office:value-type="float" office:value="1020653.88798339" calcext:value-type="float">
            <text:p>1020653.887983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2688082.57805" calcext:value-type="float">
            <text:p>1442688082.57805</text:p>
          </table:table-cell>
          <table:table-cell office:value-type="float" office:value="65632" calcext:value-type="float">
            <text:p>65632</text:p>
          </table:table-cell>
          <table:table-cell table:formula="of:=[.B49]-[.B$2]" office:value-type="float" office:value="16.2519707679749" calcext:value-type="float">
            <text:p>16.251970768</text:p>
          </table:table-cell>
          <table:table-cell table:formula="of:=[.C49]/([.D49]-[.D48])" office:value-type="float" office:value="1016857.30902751" calcext:value-type="float">
            <text:p>1016857.3090275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2688082.64248" calcext:value-type="float">
            <text:p>1442688082.64248</text:p>
          </table:table-cell>
          <table:table-cell office:value-type="float" office:value="65632" calcext:value-type="float">
            <text:p>65632</text:p>
          </table:table-cell>
          <table:table-cell table:formula="of:=[.B50]-[.B$2]" office:value-type="float" office:value="16.3163964748383" calcext:value-type="float">
            <text:p>16.3163964748</text:p>
          </table:table-cell>
          <table:table-cell table:formula="of:=[.C50]/([.D50]-[.D49])" office:value-type="float" office:value="1018723.78581975" calcext:value-type="float">
            <text:p>1018723.785819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2688082.7069" calcext:value-type="float">
            <text:p>1442688082.7069</text:p>
          </table:table-cell>
          <table:table-cell office:value-type="float" office:value="65632" calcext:value-type="float">
            <text:p>65632</text:p>
          </table:table-cell>
          <table:table-cell table:formula="of:=[.B51]-[.B$2]" office:value-type="float" office:value="16.3808143138886" calcext:value-type="float">
            <text:p>16.3808143139</text:p>
          </table:table-cell>
          <table:table-cell table:formula="of:=[.C51]/([.D51]-[.D50])" office:value-type="float" office:value="1018848.20986868" calcext:value-type="float">
            <text:p>1018848.209868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2688082.77139" calcext:value-type="float">
            <text:p>1442688082.77139</text:p>
          </table:table-cell>
          <table:table-cell office:value-type="float" office:value="65632" calcext:value-type="float">
            <text:p>65632</text:p>
          </table:table-cell>
          <table:table-cell table:formula="of:=[.B52]-[.B$2]" office:value-type="float" office:value="16.4453029632568" calcext:value-type="float">
            <text:p>16.4453029633</text:p>
          </table:table-cell>
          <table:table-cell table:formula="of:=[.C52]/([.D52]-[.D51])" office:value-type="float" office:value="1017729.48639666" calcext:value-type="float">
            <text:p>1017729.4863966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2688082.83573" calcext:value-type="float">
            <text:p>1442688082.83573</text:p>
          </table:table-cell>
          <table:table-cell office:value-type="float" office:value="65632" calcext:value-type="float">
            <text:p>65632</text:p>
          </table:table-cell>
          <table:table-cell table:formula="of:=[.B53]-[.B$2]" office:value-type="float" office:value="16.5096468925476" calcext:value-type="float">
            <text:p>16.5096468925</text:p>
          </table:table-cell>
          <table:table-cell table:formula="of:=[.C53]/([.D53]-[.D52])" office:value-type="float" office:value="1020018.52736422" calcext:value-type="float">
            <text:p>1020018.5273642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688082.90017" calcext:value-type="float">
            <text:p>1442688082.90017</text:p>
          </table:table-cell>
          <table:table-cell office:value-type="float" office:value="65632" calcext:value-type="float">
            <text:p>65632</text:p>
          </table:table-cell>
          <table:table-cell table:formula="of:=[.B54]-[.B$2]" office:value-type="float" office:value="16.5740842819214" calcext:value-type="float">
            <text:p>16.5740842819</text:p>
          </table:table-cell>
          <table:table-cell table:formula="of:=[.C54]/([.D54]-[.D53])" office:value-type="float" office:value="1018539.09101269" calcext:value-type="float">
            <text:p>1018539.0910126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688082.96455" calcext:value-type="float">
            <text:p>1442688082.96455</text:p>
          </table:table-cell>
          <table:table-cell office:value-type="float" office:value="65632" calcext:value-type="float">
            <text:p>65632</text:p>
          </table:table-cell>
          <table:table-cell table:formula="of:=[.B55]-[.B$2]" office:value-type="float" office:value="16.6384651660919" calcext:value-type="float">
            <text:p>16.6384651661</text:p>
          </table:table-cell>
          <table:table-cell table:formula="of:=[.C55]/([.D55]-[.D54])" office:value-type="float" office:value="1019433.03273304" calcext:value-type="float">
            <text:p>1019433.0327330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2688083.02882" calcext:value-type="float">
            <text:p>1442688083.02882</text:p>
          </table:table-cell>
          <table:table-cell office:value-type="float" office:value="65632" calcext:value-type="float">
            <text:p>65632</text:p>
          </table:table-cell>
          <table:table-cell table:formula="of:=[.B56]-[.B$2]" office:value-type="float" office:value="16.7027385234833" calcext:value-type="float">
            <text:p>16.7027385235</text:p>
          </table:table-cell>
          <table:table-cell table:formula="of:=[.C56]/([.D56]-[.D55])" office:value-type="float" office:value="1021138.50378734" calcext:value-type="float">
            <text:p>1021138.503787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2688083.09388" calcext:value-type="float">
            <text:p>1442688083.09388</text:p>
          </table:table-cell>
          <table:table-cell office:value-type="float" office:value="65632" calcext:value-type="float">
            <text:p>65632</text:p>
          </table:table-cell>
          <table:table-cell table:formula="of:=[.B57]-[.B$2]" office:value-type="float" office:value="16.7677991390228" calcext:value-type="float">
            <text:p>16.767799139</text:p>
          </table:table-cell>
          <table:table-cell table:formula="of:=[.C57]/([.D57]-[.D56])" office:value-type="float" office:value="1008782.34021782" calcext:value-type="float">
            <text:p>1008782.3402178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2688083.16046" calcext:value-type="float">
            <text:p>1442688083.16046</text:p>
          </table:table-cell>
          <table:table-cell office:value-type="float" office:value="65632" calcext:value-type="float">
            <text:p>65632</text:p>
          </table:table-cell>
          <table:table-cell table:formula="of:=[.B58]-[.B$2]" office:value-type="float" office:value="16.8343796730042" calcext:value-type="float">
            <text:p>16.834379673</text:p>
          </table:table-cell>
          <table:table-cell table:formula="of:=[.C58]/([.D58]-[.D57])" office:value-type="float" office:value="985753.584049216" calcext:value-type="float">
            <text:p>985753.58404921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2688083.22695" calcext:value-type="float">
            <text:p>1442688083.22695</text:p>
          </table:table-cell>
          <table:table-cell office:value-type="float" office:value="65632" calcext:value-type="float">
            <text:p>65632</text:p>
          </table:table-cell>
          <table:table-cell table:formula="of:=[.B59]-[.B$2]" office:value-type="float" office:value="16.9008684158325" calcext:value-type="float">
            <text:p>16.9008684158</text:p>
          </table:table-cell>
          <table:table-cell table:formula="of:=[.C59]/([.D59]-[.D58])" office:value-type="float" office:value="987114.467924583" calcext:value-type="float">
            <text:p>987114.46792458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2688083.29356" calcext:value-type="float">
            <text:p>1442688083.29356</text:p>
          </table:table-cell>
          <table:table-cell office:value-type="float" office:value="65632" calcext:value-type="float">
            <text:p>65632</text:p>
          </table:table-cell>
          <table:table-cell table:formula="of:=[.B60]-[.B$2]" office:value-type="float" office:value="16.9674820899963" calcext:value-type="float">
            <text:p>16.96748209</text:p>
          </table:table-cell>
          <table:table-cell table:formula="of:=[.C60]/([.D60]-[.D59])" office:value-type="float" office:value="985263.173422859" calcext:value-type="float">
            <text:p>985263.17342285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2688083.36027" calcext:value-type="float">
            <text:p>1442688083.36027</text:p>
          </table:table-cell>
          <table:table-cell office:value-type="float" office:value="65632" calcext:value-type="float">
            <text:p>65632</text:p>
          </table:table-cell>
          <table:table-cell table:formula="of:=[.B61]-[.B$2]" office:value-type="float" office:value="17.0341880321503" calcext:value-type="float">
            <text:p>17.0341880322</text:p>
          </table:table-cell>
          <table:table-cell table:formula="of:=[.C61]/([.D61]-[.D60])" office:value-type="float" office:value="983900.352513537" calcext:value-type="float">
            <text:p>983900.35251353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2688083.42682" calcext:value-type="float">
            <text:p>1442688083.42682</text:p>
          </table:table-cell>
          <table:table-cell office:value-type="float" office:value="65632" calcext:value-type="float">
            <text:p>65632</text:p>
          </table:table-cell>
          <table:table-cell table:formula="of:=[.B62]-[.B$2]" office:value-type="float" office:value="17.100733757019" calcext:value-type="float">
            <text:p>17.100733757</text:p>
          </table:table-cell>
          <table:table-cell table:formula="of:=[.C62]/([.D62]-[.D61])" office:value-type="float" office:value="986269.217585709" calcext:value-type="float">
            <text:p>986269.21758570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2688083.49338" calcext:value-type="float">
            <text:p>1442688083.49338</text:p>
          </table:table-cell>
          <table:table-cell office:value-type="float" office:value="65632" calcext:value-type="float">
            <text:p>65632</text:p>
          </table:table-cell>
          <table:table-cell table:formula="of:=[.B63]-[.B$2]" office:value-type="float" office:value="17.1673009395599" calcext:value-type="float">
            <text:p>17.1673009396</text:p>
          </table:table-cell>
          <table:table-cell table:formula="of:=[.C63]/([.D63]-[.D62])" office:value-type="float" office:value="985951.297543365" calcext:value-type="float">
            <text:p>985951.29754336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2688083.56" calcext:value-type="float">
            <text:p>1442688083.56</text:p>
          </table:table-cell>
          <table:table-cell office:value-type="float" office:value="65632" calcext:value-type="float">
            <text:p>65632</text:p>
          </table:table-cell>
          <table:table-cell table:formula="of:=[.B64]-[.B$2]" office:value-type="float" office:value="17.2339143753052" calcext:value-type="float">
            <text:p>17.2339143753</text:p>
          </table:table-cell>
          <table:table-cell table:formula="of:=[.C64]/([.D64]-[.D63])" office:value-type="float" office:value="985266.699814243" calcext:value-type="float">
            <text:p>985266.69981424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2688083.62647" calcext:value-type="float">
            <text:p>1442688083.62647</text:p>
          </table:table-cell>
          <table:table-cell office:value-type="float" office:value="65632" calcext:value-type="float">
            <text:p>65632</text:p>
          </table:table-cell>
          <table:table-cell table:formula="of:=[.B65]-[.B$2]" office:value-type="float" office:value="17.3003895282745" calcext:value-type="float">
            <text:p>17.3003895283</text:p>
          </table:table-cell>
          <table:table-cell table:formula="of:=[.C65]/([.D65]-[.D64])" office:value-type="float" office:value="987316.268835832" calcext:value-type="float">
            <text:p>987316.2688358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2688083.69327" calcext:value-type="float">
            <text:p>1442688083.69327</text:p>
          </table:table-cell>
          <table:table-cell office:value-type="float" office:value="65632" calcext:value-type="float">
            <text:p>65632</text:p>
          </table:table-cell>
          <table:table-cell table:formula="of:=[.B66]-[.B$2]" office:value-type="float" office:value="17.3671884536743" calcext:value-type="float">
            <text:p>17.3671884537</text:p>
          </table:table-cell>
          <table:table-cell table:formula="of:=[.C66]/([.D66]-[.D65])" office:value-type="float" office:value="982530.775865084" calcext:value-type="float">
            <text:p>982530.77586508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2688083.75995" calcext:value-type="float">
            <text:p>1442688083.75995</text:p>
          </table:table-cell>
          <table:table-cell office:value-type="float" office:value="65632" calcext:value-type="float">
            <text:p>65632</text:p>
          </table:table-cell>
          <table:table-cell table:formula="of:=[.B67]-[.B$2]" office:value-type="float" office:value="17.4338712692261" calcext:value-type="float">
            <text:p>17.4338712692</text:p>
          </table:table-cell>
          <table:table-cell table:formula="of:=[.C67]/([.D67]-[.D66])" office:value-type="float" office:value="984241.583936386" calcext:value-type="float">
            <text:p>984241.58393638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2688083.82644" calcext:value-type="float">
            <text:p>1442688083.82644</text:p>
          </table:table-cell>
          <table:table-cell office:value-type="float" office:value="65632" calcext:value-type="float">
            <text:p>65632</text:p>
          </table:table-cell>
          <table:table-cell table:formula="of:=[.B68]-[.B$2]" office:value-type="float" office:value="17.50035572052" calcext:value-type="float">
            <text:p>17.5003557205</text:p>
          </table:table-cell>
          <table:table-cell table:formula="of:=[.C68]/([.D68]-[.D67])" office:value-type="float" office:value="987178.185615515" calcext:value-type="float">
            <text:p>987178.18561551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2688083.89305" calcext:value-type="float">
            <text:p>1442688083.89305</text:p>
          </table:table-cell>
          <table:table-cell office:value-type="float" office:value="65632" calcext:value-type="float">
            <text:p>65632</text:p>
          </table:table-cell>
          <table:table-cell table:formula="of:=[.B69]-[.B$2]" office:value-type="float" office:value="17.5669639110565" calcext:value-type="float">
            <text:p>17.5669639111</text:p>
          </table:table-cell>
          <table:table-cell table:formula="of:=[.C69]/([.D69]-[.D68])" office:value-type="float" office:value="985344.286811633" calcext:value-type="float">
            <text:p>985344.28681163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2688083.95971" calcext:value-type="float">
            <text:p>1442688083.95971</text:p>
          </table:table-cell>
          <table:table-cell office:value-type="float" office:value="65632" calcext:value-type="float">
            <text:p>65632</text:p>
          </table:table-cell>
          <table:table-cell table:formula="of:=[.B70]-[.B$2]" office:value-type="float" office:value="17.6336274147034" calcext:value-type="float">
            <text:p>17.6336274147</text:p>
          </table:table-cell>
          <table:table-cell table:formula="of:=[.C70]/([.D70]-[.D69])" office:value-type="float" office:value="984526.711162453" calcext:value-type="float">
            <text:p>984526.71116245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2688084.0264" calcext:value-type="float">
            <text:p>1442688084.0264</text:p>
          </table:table-cell>
          <table:table-cell office:value-type="float" office:value="65632" calcext:value-type="float">
            <text:p>65632</text:p>
          </table:table-cell>
          <table:table-cell table:formula="of:=[.B71]-[.B$2]" office:value-type="float" office:value="17.7003178596497" calcext:value-type="float">
            <text:p>17.7003178596</text:p>
          </table:table-cell>
          <table:table-cell table:formula="of:=[.C71]/([.D71]-[.D70])" office:value-type="float" office:value="984128.986586587" calcext:value-type="float">
            <text:p>984128.98658658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2688084.09295" calcext:value-type="float">
            <text:p>1442688084.09295</text:p>
          </table:table-cell>
          <table:table-cell office:value-type="float" office:value="65632" calcext:value-type="float">
            <text:p>65632</text:p>
          </table:table-cell>
          <table:table-cell table:formula="of:=[.B72]-[.B$2]" office:value-type="float" office:value="17.7668697834015" calcext:value-type="float">
            <text:p>17.7668697834</text:p>
          </table:table-cell>
          <table:table-cell table:formula="of:=[.C72]/([.D72]-[.D71])" office:value-type="float" office:value="986177.352960353" calcext:value-type="float">
            <text:p>986177.35296035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2688084.15959" calcext:value-type="float">
            <text:p>1442688084.15959</text:p>
          </table:table-cell>
          <table:table-cell office:value-type="float" office:value="65632" calcext:value-type="float">
            <text:p>65632</text:p>
          </table:table-cell>
          <table:table-cell table:formula="of:=[.B73]-[.B$2]" office:value-type="float" office:value="17.8335075378418" calcext:value-type="float">
            <text:p>17.8335075378</text:p>
          </table:table-cell>
          <table:table-cell table:formula="of:=[.C73]/([.D73]-[.D72])" office:value-type="float" office:value="984907.137871692" calcext:value-type="float">
            <text:p>984907.13787169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2688084.22602" calcext:value-type="float">
            <text:p>1442688084.22602</text:p>
          </table:table-cell>
          <table:table-cell office:value-type="float" office:value="65632" calcext:value-type="float">
            <text:p>65632</text:p>
          </table:table-cell>
          <table:table-cell table:formula="of:=[.B74]-[.B$2]" office:value-type="float" office:value="17.8999352455139" calcext:value-type="float">
            <text:p>17.8999352455</text:p>
          </table:table-cell>
          <table:table-cell table:formula="of:=[.C74]/([.D74]-[.D73])" office:value-type="float" office:value="988021.449181316" calcext:value-type="float">
            <text:p>988021.44918131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2688084.29258" calcext:value-type="float">
            <text:p>1442688084.29258</text:p>
          </table:table-cell>
          <table:table-cell office:value-type="float" office:value="65632" calcext:value-type="float">
            <text:p>65632</text:p>
          </table:table-cell>
          <table:table-cell table:formula="of:=[.B75]-[.B$2]" office:value-type="float" office:value="17.966495513916" calcext:value-type="float">
            <text:p>17.9664955139</text:p>
          </table:table-cell>
          <table:table-cell table:formula="of:=[.C75]/([.D75]-[.D74])" office:value-type="float" office:value="986053.716062384" calcext:value-type="float">
            <text:p>986053.71606238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2688084.35934" calcext:value-type="float">
            <text:p>1442688084.35934</text:p>
          </table:table-cell>
          <table:table-cell office:value-type="float" office:value="65632" calcext:value-type="float">
            <text:p>65632</text:p>
          </table:table-cell>
          <table:table-cell table:formula="of:=[.B76]-[.B$2]" office:value-type="float" office:value="18.0332546234131" calcext:value-type="float">
            <text:p>18.0332546234</text:p>
          </table:table-cell>
          <table:table-cell table:formula="of:=[.C76]/([.D76]-[.D75])" office:value-type="float" office:value="983116.76854947" calcext:value-type="float">
            <text:p>983116.7685494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2688084.42571" calcext:value-type="float">
            <text:p>1442688084.42571</text:p>
          </table:table-cell>
          <table:table-cell office:value-type="float" office:value="65632" calcext:value-type="float">
            <text:p>65632</text:p>
          </table:table-cell>
          <table:table-cell table:formula="of:=[.B77]-[.B$2]" office:value-type="float" office:value="18.0996267795563" calcext:value-type="float">
            <text:p>18.0996267796</text:p>
          </table:table-cell>
          <table:table-cell table:formula="of:=[.C77]/([.D77]-[.D76])" office:value-type="float" office:value="988848.393871796" calcext:value-type="float">
            <text:p>988848.39387179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2688084.49231" calcext:value-type="float">
            <text:p>1442688084.49231</text:p>
          </table:table-cell>
          <table:table-cell office:value-type="float" office:value="65632" calcext:value-type="float">
            <text:p>65632</text:p>
          </table:table-cell>
          <table:table-cell table:formula="of:=[.B78]-[.B$2]" office:value-type="float" office:value="18.1662271022797" calcext:value-type="float">
            <text:p>18.1662271023</text:p>
          </table:table-cell>
          <table:table-cell table:formula="of:=[.C78]/([.D78]-[.D77])" office:value-type="float" office:value="985460.690222022" calcext:value-type="float">
            <text:p>985460.69022202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2688084.55893" calcext:value-type="float">
            <text:p>1442688084.55893</text:p>
          </table:table-cell>
          <table:table-cell office:value-type="float" office:value="65632" calcext:value-type="float">
            <text:p>65632</text:p>
          </table:table-cell>
          <table:table-cell table:formula="of:=[.B79]-[.B$2]" office:value-type="float" office:value="18.232851266861" calcext:value-type="float">
            <text:p>18.2328512669</text:p>
          </table:table-cell>
          <table:table-cell table:formula="of:=[.C79]/([.D79]-[.D78])" office:value-type="float" office:value="985108.037188397" calcext:value-type="float">
            <text:p>985108.03718839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2688084.62541" calcext:value-type="float">
            <text:p>1442688084.62541</text:p>
          </table:table-cell>
          <table:table-cell office:value-type="float" office:value="65632" calcext:value-type="float">
            <text:p>65632</text:p>
          </table:table-cell>
          <table:table-cell table:formula="of:=[.B80]-[.B$2]" office:value-type="float" office:value="18.299328327179" calcext:value-type="float">
            <text:p>18.2993283272</text:p>
          </table:table-cell>
          <table:table-cell table:formula="of:=[.C80]/([.D80]-[.D79])" office:value-type="float" office:value="987287.940923518" calcext:value-type="float">
            <text:p>987287.9409235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2688084.69189" calcext:value-type="float">
            <text:p>1442688084.69189</text:p>
          </table:table-cell>
          <table:table-cell office:value-type="float" office:value="65632" calcext:value-type="float">
            <text:p>65632</text:p>
          </table:table-cell>
          <table:table-cell table:formula="of:=[.B81]-[.B$2]" office:value-type="float" office:value="18.3658072948456" calcext:value-type="float">
            <text:p>18.3658072948</text:p>
          </table:table-cell>
          <table:table-cell table:formula="of:=[.C81]/([.D81]-[.D80])" office:value-type="float" office:value="987259.614636718" calcext:value-type="float">
            <text:p>987259.6146367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2688084.75859" calcext:value-type="float">
            <text:p>1442688084.75859</text:p>
          </table:table-cell>
          <table:table-cell office:value-type="float" office:value="65632" calcext:value-type="float">
            <text:p>65632</text:p>
          </table:table-cell>
          <table:table-cell table:formula="of:=[.B82]-[.B$2]" office:value-type="float" office:value="18.4325087070465" calcext:value-type="float">
            <text:p>18.432508707</text:p>
          </table:table-cell>
          <table:table-cell table:formula="of:=[.C82]/([.D82]-[.D81])" office:value-type="float" office:value="983967.17302317" calcext:value-type="float">
            <text:p>983967.1730231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2688084.82512" calcext:value-type="float">
            <text:p>1442688084.82512</text:p>
          </table:table-cell>
          <table:table-cell office:value-type="float" office:value="65632" calcext:value-type="float">
            <text:p>65632</text:p>
          </table:table-cell>
          <table:table-cell table:formula="of:=[.B83]-[.B$2]" office:value-type="float" office:value="18.4990417957306" calcext:value-type="float">
            <text:p>18.4990417957</text:p>
          </table:table-cell>
          <table:table-cell table:formula="of:=[.C83]/([.D83]-[.D82])" office:value-type="float" office:value="986456.533103992" calcext:value-type="float">
            <text:p>986456.53310399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2688084.89167" calcext:value-type="float">
            <text:p>1442688084.89167</text:p>
          </table:table-cell>
          <table:table-cell office:value-type="float" office:value="65632" calcext:value-type="float">
            <text:p>65632</text:p>
          </table:table-cell>
          <table:table-cell table:formula="of:=[.B84]-[.B$2]" office:value-type="float" office:value="18.5655870437622" calcext:value-type="float">
            <text:p>18.5655870438</text:p>
          </table:table-cell>
          <table:table-cell table:formula="of:=[.C84]/([.D84]-[.D83])" office:value-type="float" office:value="986276.284804254" calcext:value-type="float">
            <text:p>986276.28480425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2688084.95818" calcext:value-type="float">
            <text:p>1442688084.95818</text:p>
          </table:table-cell>
          <table:table-cell office:value-type="float" office:value="65632" calcext:value-type="float">
            <text:p>65632</text:p>
          </table:table-cell>
          <table:table-cell table:formula="of:=[.B85]-[.B$2]" office:value-type="float" office:value="18.6320986747742" calcext:value-type="float">
            <text:p>18.6320986748</text:p>
          </table:table-cell>
          <table:table-cell table:formula="of:=[.C85]/([.D85]-[.D84])" office:value-type="float" office:value="986774.779108865" calcext:value-type="float">
            <text:p>986774.77910886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2688085.02491" calcext:value-type="float">
            <text:p>1442688085.02491</text:p>
          </table:table-cell>
          <table:table-cell office:value-type="float" office:value="65632" calcext:value-type="float">
            <text:p>65632</text:p>
          </table:table-cell>
          <table:table-cell table:formula="of:=[.B86]-[.B$2]" office:value-type="float" office:value="18.6988251209259" calcext:value-type="float">
            <text:p>18.6988251209</text:p>
          </table:table-cell>
          <table:table-cell table:formula="of:=[.C86]/([.D86]-[.D85])" office:value-type="float" office:value="983598.015257029" calcext:value-type="float">
            <text:p>983598.01525702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2688085.08683" calcext:value-type="float">
            <text:p>1442688085.08683</text:p>
          </table:table-cell>
          <table:table-cell office:value-type="float" office:value="65632" calcext:value-type="float">
            <text:p>65632</text:p>
          </table:table-cell>
          <table:table-cell table:formula="of:=[.B87]-[.B$2]" office:value-type="float" office:value="18.7607474327087" calcext:value-type="float">
            <text:p>18.7607474327</text:p>
          </table:table-cell>
          <table:table-cell table:formula="of:=[.C87]/([.D87]-[.D86])" office:value-type="float" office:value="1059908.74872652" calcext:value-type="float">
            <text:p>1059908.7487265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688085.15038" calcext:value-type="float">
            <text:p>1442688085.15038</text:p>
          </table:table-cell>
          <table:table-cell office:value-type="float" office:value="65632" calcext:value-type="float">
            <text:p>65632</text:p>
          </table:table-cell>
          <table:table-cell table:formula="of:=[.B88]-[.B$2]" office:value-type="float" office:value="18.8243021965027" calcext:value-type="float">
            <text:p>18.8243021965</text:p>
          </table:table-cell>
          <table:table-cell table:formula="of:=[.C88]/([.D88]-[.D87])" office:value-type="float" office:value="1032684.19363164" calcext:value-type="float">
            <text:p>1032684.1936316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2688085.214" calcext:value-type="float">
            <text:p>1442688085.214</text:p>
          </table:table-cell>
          <table:table-cell office:value-type="float" office:value="65632" calcext:value-type="float">
            <text:p>65632</text:p>
          </table:table-cell>
          <table:table-cell table:formula="of:=[.B89]-[.B$2]" office:value-type="float" office:value="18.8879199028015" calcext:value-type="float">
            <text:p>18.8879199028</text:p>
          </table:table-cell>
          <table:table-cell table:formula="of:=[.C89]/([.D89]-[.D88])" office:value-type="float" office:value="1031662.46974876" calcext:value-type="float">
            <text:p>1031662.4697487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2688085.27751" calcext:value-type="float">
            <text:p>1442688085.27751</text:p>
          </table:table-cell>
          <table:table-cell office:value-type="float" office:value="65632" calcext:value-type="float">
            <text:p>65632</text:p>
          </table:table-cell>
          <table:table-cell table:formula="of:=[.B90]-[.B$2]" office:value-type="float" office:value="18.9514307975769" calcext:value-type="float">
            <text:p>18.9514307976</text:p>
          </table:table-cell>
          <table:table-cell table:formula="of:=[.C90]/([.D90]-[.D89])" office:value-type="float" office:value="1033397.50183194" calcext:value-type="float">
            <text:p>1033397.5018319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2688085.34112" calcext:value-type="float">
            <text:p>1442688085.34112</text:p>
          </table:table-cell>
          <table:table-cell office:value-type="float" office:value="65632" calcext:value-type="float">
            <text:p>65632</text:p>
          </table:table-cell>
          <table:table-cell table:formula="of:=[.B91]-[.B$2]" office:value-type="float" office:value="19.0150411128998" calcext:value-type="float">
            <text:p>19.0150411129</text:p>
          </table:table-cell>
          <table:table-cell table:formula="of:=[.C91]/([.D91]-[.D90])" office:value-type="float" office:value="1031782.34012616" calcext:value-type="float">
            <text:p>1031782.3401261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2688085.40467" calcext:value-type="float">
            <text:p>1442688085.40467</text:p>
          </table:table-cell>
          <table:table-cell office:value-type="float" office:value="65632" calcext:value-type="float">
            <text:p>65632</text:p>
          </table:table-cell>
          <table:table-cell table:formula="of:=[.B92]-[.B$2]" office:value-type="float" office:value="19.0785889625549" calcext:value-type="float">
            <text:p>19.0785889626</text:p>
          </table:table-cell>
          <table:table-cell table:formula="of:=[.C92]/([.D92]-[.D91])" office:value-type="float" office:value="1032796.55182919" calcext:value-type="float">
            <text:p>1032796.5518291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2688085.4683" calcext:value-type="float">
            <text:p>1442688085.4683</text:p>
          </table:table-cell>
          <table:table-cell office:value-type="float" office:value="65632" calcext:value-type="float">
            <text:p>65632</text:p>
          </table:table-cell>
          <table:table-cell table:formula="of:=[.B93]-[.B$2]" office:value-type="float" office:value="19.1422142982483" calcext:value-type="float">
            <text:p>19.1422142982</text:p>
          </table:table-cell>
          <table:table-cell table:formula="of:=[.C93]/([.D93]-[.D92])" office:value-type="float" office:value="1031538.76179627" calcext:value-type="float">
            <text:p>1031538.7617962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2688085.53196" calcext:value-type="float">
            <text:p>1442688085.53196</text:p>
          </table:table-cell>
          <table:table-cell office:value-type="float" office:value="65632" calcext:value-type="float">
            <text:p>65632</text:p>
          </table:table-cell>
          <table:table-cell table:formula="of:=[.B94]-[.B$2]" office:value-type="float" office:value="19.2058799266815" calcext:value-type="float">
            <text:p>19.2058799267</text:p>
          </table:table-cell>
          <table:table-cell table:formula="of:=[.C94]/([.D94]-[.D93])" office:value-type="float" office:value="1030885.9209461" calcext:value-type="float">
            <text:p>1030885.920946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2688085.59558" calcext:value-type="float">
            <text:p>1442688085.59558</text:p>
          </table:table-cell>
          <table:table-cell office:value-type="float" office:value="65632" calcext:value-type="float">
            <text:p>65632</text:p>
          </table:table-cell>
          <table:table-cell table:formula="of:=[.B95]-[.B$2]" office:value-type="float" office:value="19.2694993019104" calcext:value-type="float">
            <text:p>19.2694993019</text:p>
          </table:table-cell>
          <table:table-cell table:formula="of:=[.C95]/([.D95]-[.D94])" office:value-type="float" office:value="1031635.40609881" calcext:value-type="float">
            <text:p>1031635.4060988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2688085.6591" calcext:value-type="float">
            <text:p>1442688085.6591</text:p>
          </table:table-cell>
          <table:table-cell office:value-type="float" office:value="65632" calcext:value-type="float">
            <text:p>65632</text:p>
          </table:table-cell>
          <table:table-cell table:formula="of:=[.B96]-[.B$2]" office:value-type="float" office:value="19.333019733429" calcext:value-type="float">
            <text:p>19.3330197334</text:p>
          </table:table-cell>
          <table:table-cell table:formula="of:=[.C96]/([.D96]-[.D95])" office:value-type="float" office:value="1033242.35101943" calcext:value-type="float">
            <text:p>1033242.3510194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2688085.72269" calcext:value-type="float">
            <text:p>1442688085.72269</text:p>
          </table:table-cell>
          <table:table-cell office:value-type="float" office:value="65632" calcext:value-type="float">
            <text:p>65632</text:p>
          </table:table-cell>
          <table:table-cell table:formula="of:=[.B97]-[.B$2]" office:value-type="float" office:value="19.3966100215912" calcext:value-type="float">
            <text:p>19.3966100216</text:p>
          </table:table-cell>
          <table:table-cell table:formula="of:=[.C97]/([.D97]-[.D96])" office:value-type="float" office:value="1032107.29022897" calcext:value-type="float">
            <text:p>1032107.2902289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2688085.78586" calcext:value-type="float">
            <text:p>1442688085.78586</text:p>
          </table:table-cell>
          <table:table-cell office:value-type="float" office:value="65632" calcext:value-type="float">
            <text:p>65632</text:p>
          </table:table-cell>
          <table:table-cell table:formula="of:=[.B98]-[.B$2]" office:value-type="float" office:value="19.4597749710083" calcext:value-type="float">
            <text:p>19.459774971</text:p>
          </table:table-cell>
          <table:table-cell table:formula="of:=[.C98]/([.D98]-[.D97])" office:value-type="float" office:value="1039057.27156677" calcext:value-type="float">
            <text:p>1039057.2715667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2688085.8496" calcext:value-type="float">
            <text:p>1442688085.8496</text:p>
          </table:table-cell>
          <table:table-cell office:value-type="float" office:value="65632" calcext:value-type="float">
            <text:p>65632</text:p>
          </table:table-cell>
          <table:table-cell table:formula="of:=[.B99]-[.B$2]" office:value-type="float" office:value="19.5235164165497" calcext:value-type="float">
            <text:p>19.5235164165</text:p>
          </table:table-cell>
          <table:table-cell table:formula="of:=[.C99]/([.D99]-[.D98])" office:value-type="float" office:value="1029659.73618202" calcext:value-type="float">
            <text:p>1029659.7361820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2688085.9131" calcext:value-type="float">
            <text:p>1442688085.9131</text:p>
          </table:table-cell>
          <table:table-cell office:value-type="float" office:value="65632" calcext:value-type="float">
            <text:p>65632</text:p>
          </table:table-cell>
          <table:table-cell table:formula="of:=[.B100]-[.B$2]" office:value-type="float" office:value="19.5870170593262" calcext:value-type="float">
            <text:p>19.5870170593</text:p>
          </table:table-cell>
          <table:table-cell table:formula="of:=[.C100]/([.D100]-[.D99])" office:value-type="float" office:value="1033564.34093136" calcext:value-type="float">
            <text:p>1033564.3409313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688085.97665" calcext:value-type="float">
            <text:p>1442688085.97665</text:p>
          </table:table-cell>
          <table:table-cell office:value-type="float" office:value="65632" calcext:value-type="float">
            <text:p>65632</text:p>
          </table:table-cell>
          <table:table-cell table:formula="of:=[.B101]-[.B$2]" office:value-type="float" office:value="19.6505711078644" calcext:value-type="float">
            <text:p>19.6505711079</text:p>
          </table:table-cell>
          <table:table-cell table:formula="of:=[.C101]/([.D101]-[.D100])" office:value-type="float" office:value="1032695.81575976" calcext:value-type="float">
            <text:p>1032695.815759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2688086.0393" calcext:value-type="float">
            <text:p>1442688086.0393</text:p>
          </table:table-cell>
          <table:table-cell office:value-type="float" office:value="65632" calcext:value-type="float">
            <text:p>65632</text:p>
          </table:table-cell>
          <table:table-cell table:formula="of:=[.B102]-[.B$2]" office:value-type="float" office:value="19.7132155895233" calcext:value-type="float">
            <text:p>19.7132155895</text:p>
          </table:table-cell>
          <table:table-cell table:formula="of:=[.C102]/([.D102]-[.D101])" office:value-type="float" office:value="1047690.04806089" calcext:value-type="float">
            <text:p>1047690.0480608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2688086.09962" calcext:value-type="float">
            <text:p>1442688086.09962</text:p>
          </table:table-cell>
          <table:table-cell office:value-type="float" office:value="65632" calcext:value-type="float">
            <text:p>65632</text:p>
          </table:table-cell>
          <table:table-cell table:formula="of:=[.B103]-[.B$2]" office:value-type="float" office:value="19.7735371589661" calcext:value-type="float">
            <text:p>19.773537159</text:p>
          </table:table-cell>
          <table:table-cell table:formula="of:=[.C103]/([.D103]-[.D102])" office:value-type="float" office:value="1088035.35130649" calcext:value-type="float">
            <text:p>1088035.3513064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2688086.16014" calcext:value-type="float">
            <text:p>1442688086.16014</text:p>
          </table:table-cell>
          <table:table-cell office:value-type="float" office:value="65632" calcext:value-type="float">
            <text:p>65632</text:p>
          </table:table-cell>
          <table:table-cell table:formula="of:=[.B104]-[.B$2]" office:value-type="float" office:value="19.8340625762939" calcext:value-type="float">
            <text:p>19.8340625763</text:p>
          </table:table-cell>
          <table:table-cell table:formula="of:=[.C104]/([.D104]-[.D103])" office:value-type="float" office:value="1084370.87917057" calcext:value-type="float">
            <text:p>1084370.8791705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2688086.22062" calcext:value-type="float">
            <text:p>1442688086.22062</text:p>
          </table:table-cell>
          <table:table-cell office:value-type="float" office:value="65632" calcext:value-type="float">
            <text:p>65632</text:p>
          </table:table-cell>
          <table:table-cell table:formula="of:=[.B105]-[.B$2]" office:value-type="float" office:value="19.8945384025574" calcext:value-type="float">
            <text:p>19.8945384026</text:p>
          </table:table-cell>
          <table:table-cell table:formula="of:=[.C105]/([.D105]-[.D104])" office:value-type="float" office:value="1085260.07919449" calcext:value-type="float">
            <text:p>1085260.0791944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2688086.28134" calcext:value-type="float">
            <text:p>1442688086.28134</text:p>
          </table:table-cell>
          <table:table-cell office:value-type="float" office:value="65632" calcext:value-type="float">
            <text:p>65632</text:p>
          </table:table-cell>
          <table:table-cell table:formula="of:=[.B106]-[.B$2]" office:value-type="float" office:value="19.9552578926086" calcext:value-type="float">
            <text:p>19.9552578926</text:p>
          </table:table-cell>
          <table:table-cell table:formula="of:=[.C106]/([.D106]-[.D105])" office:value-type="float" office:value="1080904.99351333" calcext:value-type="float">
            <text:p>1080904.9935133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2688086.34181" calcext:value-type="float">
            <text:p>1442688086.34181</text:p>
          </table:table-cell>
          <table:table-cell office:value-type="float" office:value="65632" calcext:value-type="float">
            <text:p>65632</text:p>
          </table:table-cell>
          <table:table-cell table:formula="of:=[.B107]-[.B$2]" office:value-type="float" office:value="20.0157299041748" calcext:value-type="float">
            <text:p>20.0157299042</text:p>
          </table:table-cell>
          <table:table-cell table:formula="of:=[.C107]/([.D107]-[.D106])" office:value-type="float" office:value="1085328.53960369" calcext:value-type="float">
            <text:p>1085328.5396036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2688086.40233" calcext:value-type="float">
            <text:p>1442688086.40233</text:p>
          </table:table-cell>
          <table:table-cell office:value-type="float" office:value="65632" calcext:value-type="float">
            <text:p>65632</text:p>
          </table:table-cell>
          <table:table-cell table:formula="of:=[.B108]-[.B$2]" office:value-type="float" office:value="20.0762434005737" calcext:value-type="float">
            <text:p>20.0762434006</text:p>
          </table:table-cell>
          <table:table-cell table:formula="of:=[.C108]/([.D108]-[.D107])" office:value-type="float" office:value="1084584.49611523" calcext:value-type="float">
            <text:p>1084584.4961152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2688086.46287" calcext:value-type="float">
            <text:p>1442688086.46287</text:p>
          </table:table-cell>
          <table:table-cell office:value-type="float" office:value="65632" calcext:value-type="float">
            <text:p>65632</text:p>
          </table:table-cell>
          <table:table-cell table:formula="of:=[.B109]-[.B$2]" office:value-type="float" office:value="20.1367914676666" calcext:value-type="float">
            <text:p>20.1367914677</text:p>
          </table:table-cell>
          <table:table-cell table:formula="of:=[.C109]/([.D109]-[.D108])" office:value-type="float" office:value="1083965.23871364" calcext:value-type="float">
            <text:p>1083965.2387136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2688086.52354" calcext:value-type="float">
            <text:p>1442688086.52354</text:p>
          </table:table-cell>
          <table:table-cell office:value-type="float" office:value="65632" calcext:value-type="float">
            <text:p>65632</text:p>
          </table:table-cell>
          <table:table-cell table:formula="of:=[.B110]-[.B$2]" office:value-type="float" office:value="20.1974594593048" calcext:value-type="float">
            <text:p>20.1974594593</text:p>
          </table:table-cell>
          <table:table-cell table:formula="of:=[.C110]/([.D110]-[.D109])" office:value-type="float" office:value="1081822.5266368" calcext:value-type="float">
            <text:p>1081822.526636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2688086.5841" calcext:value-type="float">
            <text:p>1442688086.5841</text:p>
          </table:table-cell>
          <table:table-cell office:value-type="float" office:value="65632" calcext:value-type="float">
            <text:p>65632</text:p>
          </table:table-cell>
          <table:table-cell table:formula="of:=[.B111]-[.B$2]" office:value-type="float" office:value="20.2580201625824" calcext:value-type="float">
            <text:p>20.2580201626</text:p>
          </table:table-cell>
          <table:table-cell table:formula="of:=[.C111]/([.D111]-[.D110])" office:value-type="float" office:value="1083739.06589504" calcext:value-type="float">
            <text:p>1083739.0658950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2688086.64452" calcext:value-type="float">
            <text:p>1442688086.64452</text:p>
          </table:table-cell>
          <table:table-cell office:value-type="float" office:value="65632" calcext:value-type="float">
            <text:p>65632</text:p>
          </table:table-cell>
          <table:table-cell table:formula="of:=[.B112]-[.B$2]" office:value-type="float" office:value="20.3184380531311" calcext:value-type="float">
            <text:p>20.3184380531</text:p>
          </table:table-cell>
          <table:table-cell table:formula="of:=[.C112]/([.D112]-[.D111])" office:value-type="float" office:value="1086300.75303756" calcext:value-type="float">
            <text:p>1086300.7530375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2688086.70519" calcext:value-type="float">
            <text:p>1442688086.70519</text:p>
          </table:table-cell>
          <table:table-cell office:value-type="float" office:value="65632" calcext:value-type="float">
            <text:p>65632</text:p>
          </table:table-cell>
          <table:table-cell table:formula="of:=[.B113]-[.B$2]" office:value-type="float" office:value="20.3791060447693" calcext:value-type="float">
            <text:p>20.3791060448</text:p>
          </table:table-cell>
          <table:table-cell table:formula="of:=[.C113]/([.D113]-[.D112])" office:value-type="float" office:value="1081822.5266368" calcext:value-type="float">
            <text:p>1081822.526636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2688086.7658" calcext:value-type="float">
            <text:p>1442688086.7658</text:p>
          </table:table-cell>
          <table:table-cell office:value-type="float" office:value="65632" calcext:value-type="float">
            <text:p>65632</text:p>
          </table:table-cell>
          <table:table-cell table:formula="of:=[.B114]-[.B$2]" office:value-type="float" office:value="20.4397161006927" calcext:value-type="float">
            <text:p>20.4397161007</text:p>
          </table:table-cell>
          <table:table-cell table:formula="of:=[.C114]/([.D114]-[.D113])" office:value-type="float" office:value="1082856.61512802" calcext:value-type="float">
            <text:p>1082856.6151280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2688086.82635" calcext:value-type="float">
            <text:p>1442688086.82635</text:p>
          </table:table-cell>
          <table:table-cell office:value-type="float" office:value="65632" calcext:value-type="float">
            <text:p>65632</text:p>
          </table:table-cell>
          <table:table-cell table:formula="of:=[.B115]-[.B$2]" office:value-type="float" office:value="20.500269651413" calcext:value-type="float">
            <text:p>20.5002696514</text:p>
          </table:table-cell>
          <table:table-cell table:formula="of:=[.C115]/([.D115]-[.D114])" office:value-type="float" office:value="1083867.07665171" calcext:value-type="float">
            <text:p>1083867.0766517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2688086.88698" calcext:value-type="float">
            <text:p>1442688086.88698</text:p>
          </table:table-cell>
          <table:table-cell office:value-type="float" office:value="65632" calcext:value-type="float">
            <text:p>65632</text:p>
          </table:table-cell>
          <table:table-cell table:formula="of:=[.B116]-[.B$2]" office:value-type="float" office:value="20.5608954429626" calcext:value-type="float">
            <text:p>20.560895443</text:p>
          </table:table-cell>
          <table:table-cell table:formula="of:=[.C116]/([.D116]-[.D115])" office:value-type="float" office:value="1082575.55608515" calcext:value-type="float">
            <text:p>1082575.5560851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2688086.94762" calcext:value-type="float">
            <text:p>1442688086.94762</text:p>
          </table:table-cell>
          <table:table-cell office:value-type="float" office:value="65632" calcext:value-type="float">
            <text:p>65632</text:p>
          </table:table-cell>
          <table:table-cell table:formula="of:=[.B117]-[.B$2]" office:value-type="float" office:value="20.6215364933014" calcext:value-type="float">
            <text:p>20.6215364933</text:p>
          </table:table-cell>
          <table:table-cell table:formula="of:=[.C117]/([.D117]-[.D116])" office:value-type="float" office:value="1082303.15328272" calcext:value-type="float">
            <text:p>1082303.1532827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2688087.00828" calcext:value-type="float">
            <text:p>1442688087.00828</text:p>
          </table:table-cell>
          <table:table-cell office:value-type="float" office:value="65632" calcext:value-type="float">
            <text:p>65632</text:p>
          </table:table-cell>
          <table:table-cell table:formula="of:=[.B118]-[.B$2]" office:value-type="float" office:value="20.6821937561035" calcext:value-type="float">
            <text:p>20.6821937561</text:p>
          </table:table-cell>
          <table:table-cell table:formula="of:=[.C118]/([.D118]-[.D117])" office:value-type="float" office:value="1082013.87547118" calcext:value-type="float">
            <text:p>1082013.8754711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2688100.08862" calcext:value-type="float">
            <text:p>1442688100.08862</text:p>
          </table:table-cell>
          <table:table-cell office:value-type="float" office:value="65632" calcext:value-type="float">
            <text:p>65632</text:p>
          </table:table-cell>
          <table:table-cell table:formula="of:=[.B119]-[.B$2]" office:value-type="float" office:value="33.7625405788422" calcext:value-type="float">
            <text:p>33.7625405788</text:p>
          </table:table-cell>
          <table:table-cell table:formula="of:=[.C119]/([.D119]-[.D118])" office:value-type="float" office:value="5017.60395878085" calcext:value-type="float">
            <text:p>5017.603958780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2688100.17126" calcext:value-type="float">
            <text:p>1442688100.17126</text:p>
          </table:table-cell>
          <table:table-cell office:value-type="float" office:value="65632" calcext:value-type="float">
            <text:p>65632</text:p>
          </table:table-cell>
          <table:table-cell table:formula="of:=[.B120]-[.B$2]" office:value-type="float" office:value="33.8451745510101" calcext:value-type="float">
            <text:p>33.845174551</text:p>
          </table:table-cell>
          <table:table-cell table:formula="of:=[.C120]/([.D120]-[.D119])" office:value-type="float" office:value="794249.607977103" calcext:value-type="float">
            <text:p>794249.60797710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2688100.25384" calcext:value-type="float">
            <text:p>1442688100.25384</text:p>
          </table:table-cell>
          <table:table-cell office:value-type="float" office:value="65632" calcext:value-type="float">
            <text:p>65632</text:p>
          </table:table-cell>
          <table:table-cell table:formula="of:=[.B121]-[.B$2]" office:value-type="float" office:value="33.927759885788" calcext:value-type="float">
            <text:p>33.9277598858</text:p>
          </table:table-cell>
          <table:table-cell table:formula="of:=[.C121]/([.D121]-[.D120])" office:value-type="float" office:value="794717.369331501" calcext:value-type="float">
            <text:p>794717.36933150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2688100.33626" calcext:value-type="float">
            <text:p>1442688100.33626</text:p>
          </table:table-cell>
          <table:table-cell office:value-type="float" office:value="65632" calcext:value-type="float">
            <text:p>65632</text:p>
          </table:table-cell>
          <table:table-cell table:formula="of:=[.B122]-[.B$2]" office:value-type="float" office:value="34.0101802349091" calcext:value-type="float">
            <text:p>34.0101802349</text:p>
          </table:table-cell>
          <table:table-cell table:formula="of:=[.C122]/([.D122]-[.D121])" office:value-type="float" office:value="796308.201795797" calcext:value-type="float">
            <text:p>796308.20179579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2688100.41865" calcext:value-type="float">
            <text:p>1442688100.41865</text:p>
          </table:table-cell>
          <table:table-cell office:value-type="float" office:value="65632" calcext:value-type="float">
            <text:p>65632</text:p>
          </table:table-cell>
          <table:table-cell table:formula="of:=[.B123]-[.B$2]" office:value-type="float" office:value="34.0925676822662" calcext:value-type="float">
            <text:p>34.0925676823</text:p>
          </table:table-cell>
          <table:table-cell table:formula="of:=[.C123]/([.D123]-[.D122])" office:value-type="float" office:value="796626.210731628" calcext:value-type="float">
            <text:p>796626.21073162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2688100.50113" calcext:value-type="float">
            <text:p>1442688100.50113</text:p>
          </table:table-cell>
          <table:table-cell office:value-type="float" office:value="65632" calcext:value-type="float">
            <text:p>65632</text:p>
          </table:table-cell>
          <table:table-cell table:formula="of:=[.B124]-[.B$2]" office:value-type="float" office:value="34.1750464439392" calcext:value-type="float">
            <text:p>34.1750464439</text:p>
          </table:table-cell>
          <table:table-cell table:formula="of:=[.C124]/([.D124]-[.D123])" office:value-type="float" office:value="795744.245776014" calcext:value-type="float">
            <text:p>795744.24577601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2688100.58378" calcext:value-type="float">
            <text:p>1442688100.58378</text:p>
          </table:table-cell>
          <table:table-cell office:value-type="float" office:value="65632" calcext:value-type="float">
            <text:p>65632</text:p>
          </table:table-cell>
          <table:table-cell table:formula="of:=[.B125]-[.B$2]" office:value-type="float" office:value="34.2577018737793" calcext:value-type="float">
            <text:p>34.2577018738</text:p>
          </table:table-cell>
          <table:table-cell table:formula="of:=[.C125]/([.D125]-[.D124])" office:value-type="float" office:value="794043.417679603" calcext:value-type="float">
            <text:p>794043.41767960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2688100.66622" calcext:value-type="float">
            <text:p>1442688100.66622</text:p>
          </table:table-cell>
          <table:table-cell office:value-type="float" office:value="65632" calcext:value-type="float">
            <text:p>65632</text:p>
          </table:table-cell>
          <table:table-cell table:formula="of:=[.B126]-[.B$2]" office:value-type="float" office:value="34.3401427268982" calcext:value-type="float">
            <text:p>34.3401427269</text:p>
          </table:table-cell>
          <table:table-cell table:formula="of:=[.C126]/([.D126]-[.D125])" office:value-type="float" office:value="796110.150696103" calcext:value-type="float">
            <text:p>796110.15069610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2688100.74872" calcext:value-type="float">
            <text:p>1442688100.74872</text:p>
          </table:table-cell>
          <table:table-cell office:value-type="float" office:value="65632" calcext:value-type="float">
            <text:p>65632</text:p>
          </table:table-cell>
          <table:table-cell table:formula="of:=[.B127]-[.B$2]" office:value-type="float" office:value="34.4226408004761" calcext:value-type="float">
            <text:p>34.4226408005</text:p>
          </table:table-cell>
          <table:table-cell table:formula="of:=[.C127]/([.D127]-[.D126])" office:value-type="float" office:value="795557.970672385" calcext:value-type="float">
            <text:p>795557.97067238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2688100.83099" calcext:value-type="float">
            <text:p>1442688100.83099</text:p>
          </table:table-cell>
          <table:table-cell office:value-type="float" office:value="65632" calcext:value-type="float">
            <text:p>65632</text:p>
          </table:table-cell>
          <table:table-cell table:formula="of:=[.B128]-[.B$2]" office:value-type="float" office:value="34.5049090385437" calcext:value-type="float">
            <text:p>34.5049090385</text:p>
          </table:table-cell>
          <table:table-cell table:formula="of:=[.C128]/([.D128]-[.D127])" office:value-type="float" office:value="797780.547409421" calcext:value-type="float">
            <text:p>797780.54740942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2688100.91341" calcext:value-type="float">
            <text:p>1442688100.91341</text:p>
          </table:table-cell>
          <table:table-cell office:value-type="float" office:value="65632" calcext:value-type="float">
            <text:p>65632</text:p>
          </table:table-cell>
          <table:table-cell table:formula="of:=[.B129]-[.B$2]" office:value-type="float" office:value="34.5873303413391" calcext:value-type="float">
            <text:p>34.5873303413</text:p>
          </table:table-cell>
          <table:table-cell table:formula="of:=[.C129]/([.D129]-[.D128])" office:value-type="float" office:value="796298.987931733" calcext:value-type="float">
            <text:p>796298.9879317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2688100.99599" calcext:value-type="float">
            <text:p>1442688100.99599</text:p>
          </table:table-cell>
          <table:table-cell office:value-type="float" office:value="65632" calcext:value-type="float">
            <text:p>65632</text:p>
          </table:table-cell>
          <table:table-cell table:formula="of:=[.B130]-[.B$2]" office:value-type="float" office:value="34.6699118614197" calcext:value-type="float">
            <text:p>34.6699118614</text:p>
          </table:table-cell>
          <table:table-cell table:formula="of:=[.C130]/([.D130]-[.D129])" office:value-type="float" office:value="794754.079798598" calcext:value-type="float">
            <text:p>794754.07979859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2688101.07586" calcext:value-type="float">
            <text:p>1442688101.07586</text:p>
          </table:table-cell>
          <table:table-cell office:value-type="float" office:value="65632" calcext:value-type="float">
            <text:p>65632</text:p>
          </table:table-cell>
          <table:table-cell table:formula="of:=[.B131]-[.B$2]" office:value-type="float" office:value="34.7497735023499" calcext:value-type="float">
            <text:p>34.7497735023</text:p>
          </table:table-cell>
          <table:table-cell table:formula="of:=[.C131]/([.D131]-[.D130])" office:value-type="float" office:value="821821.330435509" calcext:value-type="float">
            <text:p>821821.33043550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2688101.15422" calcext:value-type="float">
            <text:p>1442688101.15422</text:p>
          </table:table-cell>
          <table:table-cell office:value-type="float" office:value="65632" calcext:value-type="float">
            <text:p>65632</text:p>
          </table:table-cell>
          <table:table-cell table:formula="of:=[.B132]-[.B$2]" office:value-type="float" office:value="34.8281328678131" calcext:value-type="float">
            <text:p>34.8281328678</text:p>
          </table:table-cell>
          <table:table-cell table:formula="of:=[.C132]/([.D132]-[.D131])" office:value-type="float" office:value="837576.971329295" calcext:value-type="float">
            <text:p>837576.97132929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2688101.23292" calcext:value-type="float">
            <text:p>1442688101.23292</text:p>
          </table:table-cell>
          <table:table-cell office:value-type="float" office:value="65632" calcext:value-type="float">
            <text:p>65632</text:p>
          </table:table-cell>
          <table:table-cell table:formula="of:=[.B133]-[.B$2]" office:value-type="float" office:value="34.9068412780762" calcext:value-type="float">
            <text:p>34.9068412781</text:p>
          </table:table-cell>
          <table:table-cell table:formula="of:=[.C133]/([.D133]-[.D132])" office:value-type="float" office:value="833862.604779373" calcext:value-type="float">
            <text:p>833862.60477937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2688101.31138" calcext:value-type="float">
            <text:p>1442688101.31138</text:p>
          </table:table-cell>
          <table:table-cell office:value-type="float" office:value="65632" calcext:value-type="float">
            <text:p>65632</text:p>
          </table:table-cell>
          <table:table-cell table:formula="of:=[.B134]-[.B$2]" office:value-type="float" office:value="34.985297203064" calcext:value-type="float">
            <text:p>34.9852972031</text:p>
          </table:table-cell>
          <table:table-cell table:formula="of:=[.C134]/([.D134]-[.D133])" office:value-type="float" office:value="836546.124594309" calcext:value-type="float">
            <text:p>836546.12459430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2688101.38982" calcext:value-type="float">
            <text:p>1442688101.38982</text:p>
          </table:table-cell>
          <table:table-cell office:value-type="float" office:value="65632" calcext:value-type="float">
            <text:p>65632</text:p>
          </table:table-cell>
          <table:table-cell table:formula="of:=[.B135]-[.B$2]" office:value-type="float" office:value="35.0637352466583" calcext:value-type="float">
            <text:p>35.0637352467</text:p>
          </table:table-cell>
          <table:table-cell table:formula="of:=[.C135]/([.D135]-[.D134])" office:value-type="float" office:value="836736.830655971" calcext:value-type="float">
            <text:p>836736.83065597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2688101.46845" calcext:value-type="float">
            <text:p>1442688101.46845</text:p>
          </table:table-cell>
          <table:table-cell office:value-type="float" office:value="65632" calcext:value-type="float">
            <text:p>65632</text:p>
          </table:table-cell>
          <table:table-cell table:formula="of:=[.B136]-[.B$2]" office:value-type="float" office:value="35.1423721313477" calcext:value-type="float">
            <text:p>35.1423721313</text:p>
          </table:table-cell>
          <table:table-cell table:formula="of:=[.C136]/([.D136]-[.D135])" office:value-type="float" office:value="834621.059306849" calcext:value-type="float">
            <text:p>834621.05930684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2688101.54712" calcext:value-type="float">
            <text:p>1442688101.54712</text:p>
          </table:table-cell>
          <table:table-cell office:value-type="float" office:value="65632" calcext:value-type="float">
            <text:p>65632</text:p>
          </table:table-cell>
          <table:table-cell table:formula="of:=[.B137]-[.B$2]" office:value-type="float" office:value="35.2210335731506" calcext:value-type="float">
            <text:p>35.2210335732</text:p>
          </table:table-cell>
          <table:table-cell table:formula="of:=[.C137]/([.D137]-[.D136])" office:value-type="float" office:value="834360.501100233" calcext:value-type="float">
            <text:p>834360.50110023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688101.62556" calcext:value-type="float">
            <text:p>1442688101.62556</text:p>
          </table:table-cell>
          <table:table-cell office:value-type="float" office:value="65632" calcext:value-type="float">
            <text:p>65632</text:p>
          </table:table-cell>
          <table:table-cell table:formula="of:=[.B138]-[.B$2]" office:value-type="float" office:value="35.2994797229767" calcext:value-type="float">
            <text:p>35.299479723</text:p>
          </table:table-cell>
          <table:table-cell table:formula="of:=[.C138]/([.D138]-[.D137])" office:value-type="float" office:value="836650.366468405" calcext:value-type="float">
            <text:p>836650.36646840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2688101.70427" calcext:value-type="float">
            <text:p>1442688101.70427</text:p>
          </table:table-cell>
          <table:table-cell office:value-type="float" office:value="65632" calcext:value-type="float">
            <text:p>65632</text:p>
          </table:table-cell>
          <table:table-cell table:formula="of:=[.B139]-[.B$2]" office:value-type="float" office:value="35.378185749054" calcext:value-type="float">
            <text:p>35.3781857491</text:p>
          </table:table-cell>
          <table:table-cell table:formula="of:=[.C139]/([.D139]-[.D138])" office:value-type="float" office:value="833887.864387475" calcext:value-type="float">
            <text:p>833887.86438747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688101.78289" calcext:value-type="float">
            <text:p>1442688101.78289</text:p>
          </table:table-cell>
          <table:table-cell office:value-type="float" office:value="65632" calcext:value-type="float">
            <text:p>65632</text:p>
          </table:table-cell>
          <table:table-cell table:formula="of:=[.B140]-[.B$2]" office:value-type="float" office:value="35.456805229187" calcext:value-type="float">
            <text:p>35.4568052292</text:p>
          </table:table-cell>
          <table:table-cell table:formula="of:=[.C140]/([.D140]-[.D139])" office:value-type="float" office:value="834805.825336463" calcext:value-type="float">
            <text:p>834805.82533646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2688101.86028" calcext:value-type="float">
            <text:p>1442688101.86028</text:p>
          </table:table-cell>
          <table:table-cell office:value-type="float" office:value="65632" calcext:value-type="float">
            <text:p>65632</text:p>
          </table:table-cell>
          <table:table-cell table:formula="of:=[.B141]-[.B$2]" office:value-type="float" office:value="35.5341949462891" calcext:value-type="float">
            <text:p>35.5341949463</text:p>
          </table:table-cell>
          <table:table-cell table:formula="of:=[.C141]/([.D141]-[.D140])" office:value-type="float" office:value="848071.325980604" calcext:value-type="float">
            <text:p>848071.32598060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2688101.93892" calcext:value-type="float">
            <text:p>1442688101.93892</text:p>
          </table:table-cell>
          <table:table-cell office:value-type="float" office:value="65632" calcext:value-type="float">
            <text:p>65632</text:p>
          </table:table-cell>
          <table:table-cell table:formula="of:=[.B142]-[.B$2]" office:value-type="float" office:value="35.6128425598145" calcext:value-type="float">
            <text:p>35.6128425598</text:p>
          </table:table-cell>
          <table:table-cell table:formula="of:=[.C142]/([.D142]-[.D141])" office:value-type="float" office:value="834507.20318184" calcext:value-type="float">
            <text:p>834507.2031818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2688102.01763" calcext:value-type="float">
            <text:p>1442688102.01763</text:p>
          </table:table-cell>
          <table:table-cell office:value-type="float" office:value="65632" calcext:value-type="float">
            <text:p>65632</text:p>
          </table:table-cell>
          <table:table-cell table:formula="of:=[.B143]-[.B$2]" office:value-type="float" office:value="35.6915462017059" calcext:value-type="float">
            <text:p>35.6915462017</text:p>
          </table:table-cell>
          <table:table-cell table:formula="of:=[.C143]/([.D143]-[.D142])" office:value-type="float" office:value="833913.125525966" calcext:value-type="float">
            <text:p>833913.12552596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2688102.08494" calcext:value-type="float">
            <text:p>1442688102.08494</text:p>
          </table:table-cell>
          <table:table-cell office:value-type="float" office:value="65632" calcext:value-type="float">
            <text:p>65632</text:p>
          </table:table-cell>
          <table:table-cell table:formula="of:=[.B144]-[.B$2]" office:value-type="float" office:value="35.7588577270508" calcext:value-type="float">
            <text:p>35.7588577271</text:p>
          </table:table-cell>
          <table:table-cell table:formula="of:=[.C144]/([.D144]-[.D143])" office:value-type="float" office:value="975048.47295847" calcext:value-type="float">
            <text:p>975048.4729584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2688102.14931" calcext:value-type="float">
            <text:p>1442688102.14931</text:p>
          </table:table-cell>
          <table:table-cell office:value-type="float" office:value="65632" calcext:value-type="float">
            <text:p>65632</text:p>
          </table:table-cell>
          <table:table-cell table:formula="of:=[.B145]-[.B$2]" office:value-type="float" office:value="35.8232290744782" calcext:value-type="float">
            <text:p>35.8232290745</text:p>
          </table:table-cell>
          <table:table-cell table:formula="of:=[.C145]/([.D145]-[.D144])" office:value-type="float" office:value="1019584.06376462" calcext:value-type="float">
            <text:p>1019584.0637646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2688102.2138" calcext:value-type="float">
            <text:p>1442688102.2138</text:p>
          </table:table-cell>
          <table:table-cell office:value-type="float" office:value="65632" calcext:value-type="float">
            <text:p>65632</text:p>
          </table:table-cell>
          <table:table-cell table:formula="of:=[.B146]-[.B$2]" office:value-type="float" office:value="35.8877191543579" calcext:value-type="float">
            <text:p>35.8877191544</text:p>
          </table:table-cell>
          <table:table-cell table:formula="of:=[.C146]/([.D146]-[.D145])" office:value-type="float" office:value="1017706.91123919" calcext:value-type="float">
            <text:p>1017706.9112391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2688102.27818" calcext:value-type="float">
            <text:p>1442688102.27818</text:p>
          </table:table-cell>
          <table:table-cell office:value-type="float" office:value="65632" calcext:value-type="float">
            <text:p>65632</text:p>
          </table:table-cell>
          <table:table-cell table:formula="of:=[.B147]-[.B$2]" office:value-type="float" office:value="35.9521021842957" calcext:value-type="float">
            <text:p>35.9521021843</text:p>
          </table:table-cell>
          <table:table-cell table:formula="of:=[.C147]/([.D147]-[.D146])" office:value-type="float" office:value="1019399.05691707" calcext:value-type="float">
            <text:p>1019399.0569170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2688102.34256" calcext:value-type="float">
            <text:p>1442688102.34256</text:p>
          </table:table-cell>
          <table:table-cell office:value-type="float" office:value="65632" calcext:value-type="float">
            <text:p>65632</text:p>
          </table:table-cell>
          <table:table-cell table:formula="of:=[.B148]-[.B$2]" office:value-type="float" office:value="36.0164818763733" calcext:value-type="float">
            <text:p>36.0164818764</text:p>
          </table:table-cell>
          <table:table-cell table:formula="of:=[.C148]/([.D148]-[.D147])" office:value-type="float" office:value="1019451.90916498" calcext:value-type="float">
            <text:p>1019451.9091649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2688102.40689" calcext:value-type="float">
            <text:p>1442688102.40689</text:p>
          </table:table-cell>
          <table:table-cell office:value-type="float" office:value="65632" calcext:value-type="float">
            <text:p>65632</text:p>
          </table:table-cell>
          <table:table-cell table:formula="of:=[.B149]-[.B$2]" office:value-type="float" office:value="36.080810546875" calcext:value-type="float">
            <text:p>36.0808105469</text:p>
          </table:table-cell>
          <table:table-cell table:formula="of:=[.C149]/([.D149]-[.D148])" office:value-type="float" office:value="1020260.47620954" calcext:value-type="float">
            <text:p>1020260.4762095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2688102.47134" calcext:value-type="float">
            <text:p>1442688102.47134</text:p>
          </table:table-cell>
          <table:table-cell office:value-type="float" office:value="65632" calcext:value-type="float">
            <text:p>65632</text:p>
          </table:table-cell>
          <table:table-cell table:formula="of:=[.B150]-[.B$2]" office:value-type="float" office:value="36.1452565193176" calcext:value-type="float">
            <text:p>36.1452565193</text:p>
          </table:table-cell>
          <table:table-cell table:formula="of:=[.C150]/([.D150]-[.D149])" office:value-type="float" office:value="1018403.43953889" calcext:value-type="float">
            <text:p>1018403.4395388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2688102.5358" calcext:value-type="float">
            <text:p>1442688102.5358</text:p>
          </table:table-cell>
          <table:table-cell office:value-type="float" office:value="65632" calcext:value-type="float">
            <text:p>65632</text:p>
          </table:table-cell>
          <table:table-cell table:formula="of:=[.B151]-[.B$2]" office:value-type="float" office:value="36.2097160816193" calcext:value-type="float">
            <text:p>36.2097160816</text:p>
          </table:table-cell>
          <table:table-cell table:formula="of:=[.C151]/([.D151]-[.D150])" office:value-type="float" office:value="1018188.73191968" calcext:value-type="float">
            <text:p>1018188.731919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2688102.60007" calcext:value-type="float">
            <text:p>1442688102.60007</text:p>
          </table:table-cell>
          <table:table-cell office:value-type="float" office:value="65632" calcext:value-type="float">
            <text:p>65632</text:p>
          </table:table-cell>
          <table:table-cell table:formula="of:=[.B152]-[.B$2]" office:value-type="float" office:value="36.2739894390106" calcext:value-type="float">
            <text:p>36.273989439</text:p>
          </table:table-cell>
          <table:table-cell table:formula="of:=[.C152]/([.D152]-[.D151])" office:value-type="float" office:value="1021138.50378734" calcext:value-type="float">
            <text:p>1021138.5037873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2688102.66467" calcext:value-type="float">
            <text:p>1442688102.66467</text:p>
          </table:table-cell>
          <table:table-cell office:value-type="float" office:value="65632" calcext:value-type="float">
            <text:p>65632</text:p>
          </table:table-cell>
          <table:table-cell table:formula="of:=[.B153]-[.B$2]" office:value-type="float" office:value="36.3385920524597" calcext:value-type="float">
            <text:p>36.3385920525</text:p>
          </table:table-cell>
          <table:table-cell table:formula="of:=[.C153]/([.D153]-[.D152])" office:value-type="float" office:value="1015934.13170064" calcext:value-type="float">
            <text:p>1015934.1317006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2688102.72913" calcext:value-type="float">
            <text:p>1442688102.72913</text:p>
          </table:table-cell>
          <table:table-cell office:value-type="float" office:value="65632" calcext:value-type="float">
            <text:p>65632</text:p>
          </table:table-cell>
          <table:table-cell table:formula="of:=[.B154]-[.B$2]" office:value-type="float" office:value="36.403050661087" calcext:value-type="float">
            <text:p>36.4030506611</text:p>
          </table:table-cell>
          <table:table-cell table:formula="of:=[.C154]/([.D154]-[.D153])" office:value-type="float" office:value="1018203.79616732" calcext:value-type="float">
            <text:p>1018203.7961673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2688102.7934" calcext:value-type="float">
            <text:p>1442688102.7934</text:p>
          </table:table-cell>
          <table:table-cell office:value-type="float" office:value="65632" calcext:value-type="float">
            <text:p>65632</text:p>
          </table:table-cell>
          <table:table-cell table:formula="of:=[.B155]-[.B$2]" office:value-type="float" office:value="36.4673163890839" calcext:value-type="float">
            <text:p>36.4673163891</text:p>
          </table:table-cell>
          <table:table-cell table:formula="of:=[.C155]/([.D155]-[.D154])" office:value-type="float" office:value="1021259.72965313" calcext:value-type="float">
            <text:p>1021259.7296531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2688102.85785" calcext:value-type="float">
            <text:p>1442688102.85785</text:p>
          </table:table-cell>
          <table:table-cell office:value-type="float" office:value="65632" calcext:value-type="float">
            <text:p>65632</text:p>
          </table:table-cell>
          <table:table-cell table:formula="of:=[.B156]-[.B$2]" office:value-type="float" office:value="36.531769990921" calcext:value-type="float">
            <text:p>36.5317699909</text:p>
          </table:table-cell>
          <table:table-cell table:formula="of:=[.C156]/([.D156]-[.D155])" office:value-type="float" office:value="1018282.89078117" calcext:value-type="float">
            <text:p>1018282.8907811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2688102.9223" calcext:value-type="float">
            <text:p>1442688102.9223</text:p>
          </table:table-cell>
          <table:table-cell office:value-type="float" office:value="65632" calcext:value-type="float">
            <text:p>65632</text:p>
          </table:table-cell>
          <table:table-cell table:formula="of:=[.B157]-[.B$2]" office:value-type="float" office:value="36.5962202548981" calcext:value-type="float">
            <text:p>36.5962202549</text:p>
          </table:table-cell>
          <table:table-cell table:formula="of:=[.C157]/([.D157]-[.D156])" office:value-type="float" office:value="1018335.62735088" calcext:value-type="float">
            <text:p>1018335.6273508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2688102.98677" calcext:value-type="float">
            <text:p>1442688102.98677</text:p>
          </table:table-cell>
          <table:table-cell office:value-type="float" office:value="65632" calcext:value-type="float">
            <text:p>65632</text:p>
          </table:table-cell>
          <table:table-cell table:formula="of:=[.B158]-[.B$2]" office:value-type="float" office:value="36.6606831550598" calcext:value-type="float">
            <text:p>36.6606831551</text:p>
          </table:table-cell>
          <table:table-cell table:formula="of:=[.C158]/([.D158]-[.D157])" office:value-type="float" office:value="1018136.01056303" calcext:value-type="float">
            <text:p>1018136.0105630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2688103.05066" calcext:value-type="float">
            <text:p>1442688103.05066</text:p>
          </table:table-cell>
          <table:table-cell office:value-type="float" office:value="65632" calcext:value-type="float">
            <text:p>65632</text:p>
          </table:table-cell>
          <table:table-cell table:formula="of:=[.B159]-[.B$2]" office:value-type="float" office:value="36.7245788574219" calcext:value-type="float">
            <text:p>36.7245788574</text:p>
          </table:table-cell>
          <table:table-cell table:formula="of:=[.C159]/([.D159]-[.D158])" office:value-type="float" office:value="1027173.93461145" calcext:value-type="float">
            <text:p>1027173.9346114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2688103.11719" calcext:value-type="float">
            <text:p>1442688103.11719</text:p>
          </table:table-cell>
          <table:table-cell office:value-type="float" office:value="65632" calcext:value-type="float">
            <text:p>65632</text:p>
          </table:table-cell>
          <table:table-cell table:formula="of:=[.B160]-[.B$2]" office:value-type="float" office:value="36.7911078929901" calcext:value-type="float">
            <text:p>36.791107893</text:p>
          </table:table-cell>
          <table:table-cell table:formula="of:=[.C160]/([.D160]-[.D159])" office:value-type="float" office:value="986516.630512143" calcext:value-type="float">
            <text:p>986516.63051214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2688103.18381" calcext:value-type="float">
            <text:p>1442688103.18381</text:p>
          </table:table-cell>
          <table:table-cell office:value-type="float" office:value="65632" calcext:value-type="float">
            <text:p>65632</text:p>
          </table:table-cell>
          <table:table-cell table:formula="of:=[.B161]-[.B$2]" office:value-type="float" office:value="36.8577289581299" calcext:value-type="float">
            <text:p>36.8577289581</text:p>
          </table:table-cell>
          <table:table-cell table:formula="of:=[.C161]/([.D161]-[.D160])" office:value-type="float" office:value="985153.867808996" calcext:value-type="float">
            <text:p>985153.86780899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2688103.25034" calcext:value-type="float">
            <text:p>1442688103.25034</text:p>
          </table:table-cell>
          <table:table-cell office:value-type="float" office:value="65632" calcext:value-type="float">
            <text:p>65632</text:p>
          </table:table-cell>
          <table:table-cell table:formula="of:=[.B162]-[.B$2]" office:value-type="float" office:value="36.924254655838" calcext:value-type="float">
            <text:p>36.9242546558</text:p>
          </table:table-cell>
          <table:table-cell table:formula="of:=[.C162]/([.D162]-[.D161])" office:value-type="float" office:value="986566.127993864" calcext:value-type="float">
            <text:p>986566.12799386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2688103.31707" calcext:value-type="float">
            <text:p>1442688103.31707</text:p>
          </table:table-cell>
          <table:table-cell office:value-type="float" office:value="65632" calcext:value-type="float">
            <text:p>65632</text:p>
          </table:table-cell>
          <table:table-cell table:formula="of:=[.B163]-[.B$2]" office:value-type="float" office:value="36.9909892082214" calcext:value-type="float">
            <text:p>36.9909892082</text:p>
          </table:table-cell>
          <table:table-cell table:formula="of:=[.C163]/([.D163]-[.D162])" office:value-type="float" office:value="983478.537818188" calcext:value-type="float">
            <text:p>983478.53781818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2688103.38361" calcext:value-type="float">
            <text:p>1442688103.38361</text:p>
          </table:table-cell>
          <table:table-cell office:value-type="float" office:value="65632" calcext:value-type="float">
            <text:p>65632</text:p>
          </table:table-cell>
          <table:table-cell table:formula="of:=[.B164]-[.B$2]" office:value-type="float" office:value="37.0575287342072" calcext:value-type="float">
            <text:p>37.0575287342</text:p>
          </table:table-cell>
          <table:table-cell table:formula="of:=[.C164]/([.D164]-[.D163])" office:value-type="float" office:value="986361.09932745" calcext:value-type="float">
            <text:p>986361.0993274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2688103.45013" calcext:value-type="float">
            <text:p>1442688103.45013</text:p>
          </table:table-cell>
          <table:table-cell office:value-type="float" office:value="65632" calcext:value-type="float">
            <text:p>65632</text:p>
          </table:table-cell>
          <table:table-cell table:formula="of:=[.B165]-[.B$2]" office:value-type="float" office:value="37.1240496635437" calcext:value-type="float">
            <text:p>37.1240496635</text:p>
          </table:table-cell>
          <table:table-cell table:formula="of:=[.C165]/([.D165]-[.D164])" office:value-type="float" office:value="986636.847298833" calcext:value-type="float">
            <text:p>986636.84729883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2688103.51666" calcext:value-type="float">
            <text:p>1442688103.51666</text:p>
          </table:table-cell>
          <table:table-cell office:value-type="float" office:value="65632" calcext:value-type="float">
            <text:p>65632</text:p>
          </table:table-cell>
          <table:table-cell table:formula="of:=[.B166]-[.B$2]" office:value-type="float" office:value="37.1905815601349" calcext:value-type="float">
            <text:p>37.1905815601</text:p>
          </table:table-cell>
          <table:table-cell table:formula="of:=[.C166]/([.D166]-[.D165])" office:value-type="float" office:value="986474.208052176" calcext:value-type="float">
            <text:p>986474.20805217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2688103.58332" calcext:value-type="float">
            <text:p>1442688103.58332</text:p>
          </table:table-cell>
          <table:table-cell office:value-type="float" office:value="65632" calcext:value-type="float">
            <text:p>65632</text:p>
          </table:table-cell>
          <table:table-cell table:formula="of:=[.B167]-[.B$2]" office:value-type="float" office:value="37.25723695755" calcext:value-type="float">
            <text:p>37.2572369576</text:p>
          </table:table-cell>
          <table:table-cell table:formula="of:=[.C167]/([.D167]-[.D166])" office:value-type="float" office:value="984646.443426225" calcext:value-type="float">
            <text:p>984646.44342622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2688103.6498" calcext:value-type="float">
            <text:p>1442688103.6498</text:p>
          </table:table-cell>
          <table:table-cell office:value-type="float" office:value="65632" calcext:value-type="float">
            <text:p>65632</text:p>
          </table:table-cell>
          <table:table-cell table:formula="of:=[.B168]-[.B$2]" office:value-type="float" office:value="37.3237209320068" calcext:value-type="float">
            <text:p>37.323720932</text:p>
          </table:table-cell>
          <table:table-cell table:formula="of:=[.C168]/([.D168]-[.D167])" office:value-type="float" office:value="987185.265866726" calcext:value-type="float">
            <text:p>987185.26586672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2688103.71635" calcext:value-type="float">
            <text:p>1442688103.71635</text:p>
          </table:table-cell>
          <table:table-cell office:value-type="float" office:value="65632" calcext:value-type="float">
            <text:p>65632</text:p>
          </table:table-cell>
          <table:table-cell table:formula="of:=[.B169]-[.B$2]" office:value-type="float" office:value="37.3902721405029" calcext:value-type="float">
            <text:p>37.3902721405</text:p>
          </table:table-cell>
          <table:table-cell table:formula="of:=[.C169]/([.D169]-[.D168])" office:value-type="float" office:value="986187.951851427" calcext:value-type="float">
            <text:p>986187.95185142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2688103.78277" calcext:value-type="float">
            <text:p>1442688103.78277</text:p>
          </table:table-cell>
          <table:table-cell office:value-type="float" office:value="65632" calcext:value-type="float">
            <text:p>65632</text:p>
          </table:table-cell>
          <table:table-cell table:formula="of:=[.B170]-[.B$2]" office:value-type="float" office:value="37.4566886425018" calcext:value-type="float">
            <text:p>37.4566886425</text:p>
          </table:table-cell>
          <table:table-cell table:formula="of:=[.C170]/([.D170]-[.D169])" office:value-type="float" office:value="988188.146389969" calcext:value-type="float">
            <text:p>988188.14638996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2688103.84939" calcext:value-type="float">
            <text:p>1442688103.84939</text:p>
          </table:table-cell>
          <table:table-cell office:value-type="float" office:value="65632" calcext:value-type="float">
            <text:p>65632</text:p>
          </table:table-cell>
          <table:table-cell table:formula="of:=[.B171]-[.B$2]" office:value-type="float" office:value="37.5233120918274" calcext:value-type="float">
            <text:p>37.5233120918</text:p>
          </table:table-cell>
          <table:table-cell table:formula="of:=[.C171]/([.D171]-[.D170])" office:value-type="float" office:value="985118.613106975" calcext:value-type="float">
            <text:p>985118.61310697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2688103.91594" calcext:value-type="float">
            <text:p>1442688103.91594</text:p>
          </table:table-cell>
          <table:table-cell office:value-type="float" office:value="65632" calcext:value-type="float">
            <text:p>65632</text:p>
          </table:table-cell>
          <table:table-cell table:formula="of:=[.B172]-[.B$2]" office:value-type="float" office:value="37.5898554325104" calcext:value-type="float">
            <text:p>37.5898554325</text:p>
          </table:table-cell>
          <table:table-cell table:formula="of:=[.C172]/([.D172]-[.D171])" office:value-type="float" office:value="986304.554691279" calcext:value-type="float">
            <text:p>986304.55469127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2688103.98263" calcext:value-type="float">
            <text:p>1442688103.98263</text:p>
          </table:table-cell>
          <table:table-cell office:value-type="float" office:value="65632" calcext:value-type="float">
            <text:p>65632</text:p>
          </table:table-cell>
          <table:table-cell table:formula="of:=[.B173]-[.B$2]" office:value-type="float" office:value="37.6565496921539" calcext:value-type="float">
            <text:p>37.6565496922</text:p>
          </table:table-cell>
          <table:table-cell table:formula="of:=[.C173]/([.D173]-[.D172])" office:value-type="float" office:value="984072.697571997" calcext:value-type="float">
            <text:p>984072.69757199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2688104.04902" calcext:value-type="float">
            <text:p>1442688104.04902</text:p>
          </table:table-cell>
          <table:table-cell office:value-type="float" office:value="65632" calcext:value-type="float">
            <text:p>65632</text:p>
          </table:table-cell>
          <table:table-cell table:formula="of:=[.B174]-[.B$2]" office:value-type="float" office:value="37.722936630249" calcext:value-type="float">
            <text:p>37.7229366302</text:p>
          </table:table-cell>
          <table:table-cell table:formula="of:=[.C174]/([.D174]-[.D173])" office:value-type="float" office:value="988628.213369151" calcext:value-type="float">
            <text:p>988628.21336915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2688104.11564" calcext:value-type="float">
            <text:p>1442688104.11564</text:p>
          </table:table-cell>
          <table:table-cell office:value-type="float" office:value="65632" calcext:value-type="float">
            <text:p>65632</text:p>
          </table:table-cell>
          <table:table-cell table:formula="of:=[.B175]-[.B$2]" office:value-type="float" office:value="37.7895579338074" calcext:value-type="float">
            <text:p>37.7895579338</text:p>
          </table:table-cell>
          <table:table-cell table:formula="of:=[.C175]/([.D175]-[.D174])" office:value-type="float" office:value="985150.342225244" calcext:value-type="float">
            <text:p>985150.34222524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2688104.1821" calcext:value-type="float">
            <text:p>1442688104.1821</text:p>
          </table:table-cell>
          <table:table-cell office:value-type="float" office:value="65632" calcext:value-type="float">
            <text:p>65632</text:p>
          </table:table-cell>
          <table:table-cell table:formula="of:=[.B176]-[.B$2]" office:value-type="float" office:value="37.8560135364532" calcext:value-type="float">
            <text:p>37.8560135365</text:p>
          </table:table-cell>
          <table:table-cell table:formula="of:=[.C176]/([.D176]-[.D175])" office:value-type="float" office:value="987606.723690961" calcext:value-type="float">
            <text:p>987606.72369096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2688104.24867" calcext:value-type="float">
            <text:p>1442688104.24867</text:p>
          </table:table-cell>
          <table:table-cell office:value-type="float" office:value="65632" calcext:value-type="float">
            <text:p>65632</text:p>
          </table:table-cell>
          <table:table-cell table:formula="of:=[.B177]-[.B$2]" office:value-type="float" office:value="37.9225866794586" calcext:value-type="float">
            <text:p>37.9225866795</text:p>
          </table:table-cell>
          <table:table-cell table:formula="of:=[.C177]/([.D177]-[.D176])" office:value-type="float" office:value="985863.022791411" calcext:value-type="float">
            <text:p>985863.02279141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2688104.31515" calcext:value-type="float">
            <text:p>1442688104.31515</text:p>
          </table:table-cell>
          <table:table-cell office:value-type="float" office:value="65632" calcext:value-type="float">
            <text:p>65632</text:p>
          </table:table-cell>
          <table:table-cell table:formula="of:=[.B178]-[.B$2]" office:value-type="float" office:value="37.9890697002411" calcext:value-type="float">
            <text:p>37.9890697002</text:p>
          </table:table-cell>
          <table:table-cell table:formula="of:=[.C178]/([.D178]-[.D177])" office:value-type="float" office:value="987199.426673839" calcext:value-type="float">
            <text:p>987199.42667383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2688104.38171" calcext:value-type="float">
            <text:p>1442688104.38171</text:p>
          </table:table-cell>
          <table:table-cell office:value-type="float" office:value="65632" calcext:value-type="float">
            <text:p>65632</text:p>
          </table:table-cell>
          <table:table-cell table:formula="of:=[.B179]-[.B$2]" office:value-type="float" office:value="38.0556254386902" calcext:value-type="float">
            <text:p>38.0556254387</text:p>
          </table:table-cell>
          <table:table-cell table:formula="of:=[.C179]/([.D179]-[.D178])" office:value-type="float" office:value="986120.829388691" calcext:value-type="float">
            <text:p>986120.82938869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2688104.44823" calcext:value-type="float">
            <text:p>1442688104.44823</text:p>
          </table:table-cell>
          <table:table-cell office:value-type="float" office:value="65632" calcext:value-type="float">
            <text:p>65632</text:p>
          </table:table-cell>
          <table:table-cell table:formula="of:=[.B180]-[.B$2]" office:value-type="float" office:value="38.1221468448639" calcext:value-type="float">
            <text:p>38.1221468449</text:p>
          </table:table-cell>
          <table:table-cell table:formula="of:=[.C180]/([.D180]-[.D179])" office:value-type="float" office:value="986629.7749121" calcext:value-type="float">
            <text:p>986629.774912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2688104.51483" calcext:value-type="float">
            <text:p>1442688104.51483</text:p>
          </table:table-cell>
          <table:table-cell office:value-type="float" office:value="65632" calcext:value-type="float">
            <text:p>65632</text:p>
          </table:table-cell>
          <table:table-cell table:formula="of:=[.B181]-[.B$2]" office:value-type="float" office:value="38.1887514591217" calcext:value-type="float">
            <text:p>38.1887514591</text:p>
          </table:table-cell>
          <table:table-cell table:formula="of:=[.C181]/([.D181]-[.D180])" office:value-type="float" office:value="985397.194043528" calcext:value-type="float">
            <text:p>985397.19404352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2688104.58144" calcext:value-type="float">
            <text:p>1442688104.58144</text:p>
          </table:table-cell>
          <table:table-cell office:value-type="float" office:value="65632" calcext:value-type="float">
            <text:p>65632</text:p>
          </table:table-cell>
          <table:table-cell table:formula="of:=[.B182]-[.B$2]" office:value-type="float" office:value="38.2553610801697" calcext:value-type="float">
            <text:p>38.2553610802</text:p>
          </table:table-cell>
          <table:table-cell table:formula="of:=[.C182]/([.D182]-[.D181])" office:value-type="float" office:value="985323.125509609" calcext:value-type="float">
            <text:p>985323.12550960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2688104.64776" calcext:value-type="float">
            <text:p>1442688104.64776</text:p>
          </table:table-cell>
          <table:table-cell office:value-type="float" office:value="65632" calcext:value-type="float">
            <text:p>65632</text:p>
          </table:table-cell>
          <table:table-cell table:formula="of:=[.B183]-[.B$2]" office:value-type="float" office:value="38.321676492691" calcext:value-type="float">
            <text:p>38.3216764927</text:p>
          </table:table-cell>
          <table:table-cell table:formula="of:=[.C183]/([.D183]-[.D182])" office:value-type="float" office:value="989694.514512111" calcext:value-type="float">
            <text:p>989694.51451211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2688104.71447" calcext:value-type="float">
            <text:p>1442688104.71447</text:p>
          </table:table-cell>
          <table:table-cell office:value-type="float" office:value="65632" calcext:value-type="float">
            <text:p>65632</text:p>
          </table:table-cell>
          <table:table-cell table:formula="of:=[.B184]-[.B$2]" office:value-type="float" office:value="38.3883876800537" calcext:value-type="float">
            <text:p>38.3883876801</text:p>
          </table:table-cell>
          <table:table-cell table:formula="of:=[.C184]/([.D184]-[.D183])" office:value-type="float" office:value="983822.992734278" calcext:value-type="float">
            <text:p>983822.99273427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2688104.78106" calcext:value-type="float">
            <text:p>1442688104.78106</text:p>
          </table:table-cell>
          <table:table-cell office:value-type="float" office:value="65632" calcext:value-type="float">
            <text:p>65632</text:p>
          </table:table-cell>
          <table:table-cell table:formula="of:=[.B185]-[.B$2]" office:value-type="float" office:value="38.454981803894" calcext:value-type="float">
            <text:p>38.4549818039</text:p>
          </table:table-cell>
          <table:table-cell table:formula="of:=[.C185]/([.D185]-[.D184])" office:value-type="float" office:value="985552.421372209" calcext:value-type="float">
            <text:p>985552.42137220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2688104.84761" calcext:value-type="float">
            <text:p>1442688104.84761</text:p>
          </table:table-cell>
          <table:table-cell office:value-type="float" office:value="65632" calcext:value-type="float">
            <text:p>65632</text:p>
          </table:table-cell>
          <table:table-cell table:formula="of:=[.B186]-[.B$2]" office:value-type="float" office:value="38.5215311050415" calcext:value-type="float">
            <text:p>38.521531105</text:p>
          </table:table-cell>
          <table:table-cell table:formula="of:=[.C186]/([.D186]-[.D185])" office:value-type="float" office:value="986216.216674787" calcext:value-type="float">
            <text:p>986216.21667478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2688104.91411" calcext:value-type="float">
            <text:p>1442688104.91411</text:p>
          </table:table-cell>
          <table:table-cell office:value-type="float" office:value="65632" calcext:value-type="float">
            <text:p>65632</text:p>
          </table:table-cell>
          <table:table-cell table:formula="of:=[.B187]-[.B$2]" office:value-type="float" office:value="38.5880317687988" calcext:value-type="float">
            <text:p>38.5880317688</text:p>
          </table:table-cell>
          <table:table-cell table:formula="of:=[.C187]/([.D187]-[.D186])" office:value-type="float" office:value="986937.517488635" calcext:value-type="float">
            <text:p>986937.51748863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2688104.9807" calcext:value-type="float">
            <text:p>1442688104.9807</text:p>
          </table:table-cell>
          <table:table-cell office:value-type="float" office:value="65632" calcext:value-type="float">
            <text:p>65632</text:p>
          </table:table-cell>
          <table:table-cell table:formula="of:=[.B188]-[.B$2]" office:value-type="float" office:value="38.6546158790588" calcext:value-type="float">
            <text:p>38.6546158791</text:p>
          </table:table-cell>
          <table:table-cell table:formula="of:=[.C188]/([.D188]-[.D187])" office:value-type="float" office:value="985700.638541361" calcext:value-type="float">
            <text:p>985700.63854136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2688105.04442" calcext:value-type="float">
            <text:p>1442688105.04442</text:p>
          </table:table-cell>
          <table:table-cell office:value-type="float" office:value="65632" calcext:value-type="float">
            <text:p>65632</text:p>
          </table:table-cell>
          <table:table-cell table:formula="of:=[.B189]-[.B$2]" office:value-type="float" office:value="38.7183346748352" calcext:value-type="float">
            <text:p>38.7183346748</text:p>
          </table:table-cell>
          <table:table-cell table:formula="of:=[.C189]/([.D189]-[.D188])" office:value-type="float" office:value="1030025.74358667" calcext:value-type="float">
            <text:p>1030025.7435866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2688105.10801" calcext:value-type="float">
            <text:p>1442688105.10801</text:p>
          </table:table-cell>
          <table:table-cell office:value-type="float" office:value="65632" calcext:value-type="float">
            <text:p>65632</text:p>
          </table:table-cell>
          <table:table-cell table:formula="of:=[.B190]-[.B$2]" office:value-type="float" office:value="38.7819230556488" calcext:value-type="float">
            <text:p>38.7819230556</text:p>
          </table:table-cell>
          <table:table-cell table:formula="of:=[.C190]/([.D190]-[.D189])" office:value-type="float" office:value="1032138.24853305" calcext:value-type="float">
            <text:p>1032138.2485330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2688105.17154" calcext:value-type="float">
            <text:p>1442688105.17154</text:p>
          </table:table-cell>
          <table:table-cell office:value-type="float" office:value="65632" calcext:value-type="float">
            <text:p>65632</text:p>
          </table:table-cell>
          <table:table-cell table:formula="of:=[.B191]-[.B$2]" office:value-type="float" office:value="38.8454623222351" calcext:value-type="float">
            <text:p>38.8454623222</text:p>
          </table:table-cell>
          <table:table-cell table:formula="of:=[.C191]/([.D191]-[.D190])" office:value-type="float" office:value="1032936.06498989" calcext:value-type="float">
            <text:p>1032936.0649898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2688105.2351" calcext:value-type="float">
            <text:p>1442688105.2351</text:p>
          </table:table-cell>
          <table:table-cell office:value-type="float" office:value="65632" calcext:value-type="float">
            <text:p>65632</text:p>
          </table:table-cell>
          <table:table-cell table:formula="of:=[.B192]-[.B$2]" office:value-type="float" office:value="38.9090137481689" calcext:value-type="float">
            <text:p>38.9090137482</text:p>
          </table:table-cell>
          <table:table-cell table:formula="of:=[.C192]/([.D192]-[.D191])" office:value-type="float" office:value="1032738.43246772" calcext:value-type="float">
            <text:p>1032738.4324677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2688105.29866" calcext:value-type="float">
            <text:p>1442688105.29866</text:p>
          </table:table-cell>
          <table:table-cell office:value-type="float" office:value="65632" calcext:value-type="float">
            <text:p>65632</text:p>
          </table:table-cell>
          <table:table-cell table:formula="of:=[.B193]-[.B$2]" office:value-type="float" office:value="38.9725799560547" calcext:value-type="float">
            <text:p>38.9725799561</text:p>
          </table:table-cell>
          <table:table-cell table:formula="of:=[.C193]/([.D193]-[.D192])" office:value-type="float" office:value="1032498.27515228" calcext:value-type="float">
            <text:p>1032498.2751522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2688105.36224" calcext:value-type="float">
            <text:p>1442688105.36224</text:p>
          </table:table-cell>
          <table:table-cell office:value-type="float" office:value="65632" calcext:value-type="float">
            <text:p>65632</text:p>
          </table:table-cell>
          <table:table-cell table:formula="of:=[.B194]-[.B$2]" office:value-type="float" office:value="39.0361607074738" calcext:value-type="float">
            <text:p>39.0361607075</text:p>
          </table:table-cell>
          <table:table-cell table:formula="of:=[.C194]/([.D194]-[.D193])" office:value-type="float" office:value="1032262.10032361" calcext:value-type="float">
            <text:p>1032262.1003236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2688105.4258" calcext:value-type="float">
            <text:p>1442688105.4258</text:p>
          </table:table-cell>
          <table:table-cell office:value-type="float" office:value="65632" calcext:value-type="float">
            <text:p>65632</text:p>
          </table:table-cell>
          <table:table-cell table:formula="of:=[.B195]-[.B$2]" office:value-type="float" office:value="39.0997185707092" calcext:value-type="float">
            <text:p>39.0997185707</text:p>
          </table:table-cell>
          <table:table-cell table:formula="of:=[.C195]/([.D195]-[.D194])" office:value-type="float" office:value="1032633.8340992" calcext:value-type="float">
            <text:p>1032633.834099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2688105.48941" calcext:value-type="float">
            <text:p>1442688105.48941</text:p>
          </table:table-cell>
          <table:table-cell office:value-type="float" office:value="65632" calcext:value-type="float">
            <text:p>65632</text:p>
          </table:table-cell>
          <table:table-cell table:formula="of:=[.B196]-[.B$2]" office:value-type="float" office:value="39.1633245944977" calcext:value-type="float">
            <text:p>39.1633245945</text:p>
          </table:table-cell>
          <table:table-cell table:formula="of:=[.C196]/([.D196]-[.D195])" office:value-type="float" office:value="1031851.9550646" calcext:value-type="float">
            <text:p>1031851.955064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2688105.55299" calcext:value-type="float">
            <text:p>1442688105.55299</text:p>
          </table:table-cell>
          <table:table-cell office:value-type="float" office:value="65632" calcext:value-type="float">
            <text:p>65632</text:p>
          </table:table-cell>
          <table:table-cell table:formula="of:=[.B197]-[.B$2]" office:value-type="float" office:value="39.2269124984741" calcext:value-type="float">
            <text:p>39.2269124985</text:p>
          </table:table-cell>
          <table:table-cell table:formula="of:=[.C197]/([.D197]-[.D196])" office:value-type="float" office:value="1032145.98839925" calcext:value-type="float">
            <text:p>1032145.9883992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2688105.61655" calcext:value-type="float">
            <text:p>1442688105.61655</text:p>
          </table:table-cell>
          <table:table-cell office:value-type="float" office:value="65632" calcext:value-type="float">
            <text:p>65632</text:p>
          </table:table-cell>
          <table:table-cell table:formula="of:=[.B198]-[.B$2]" office:value-type="float" office:value="39.2904636859894" calcext:value-type="float">
            <text:p>39.290463686</text:p>
          </table:table-cell>
          <table:table-cell table:formula="of:=[.C198]/([.D198]-[.D197])" office:value-type="float" office:value="1032742.30688831" calcext:value-type="float">
            <text:p>1032742.3068883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2688105.68008" calcext:value-type="float">
            <text:p>1442688105.68008</text:p>
          </table:table-cell>
          <table:table-cell office:value-type="float" office:value="65632" calcext:value-type="float">
            <text:p>65632</text:p>
          </table:table-cell>
          <table:table-cell table:formula="of:=[.B199]-[.B$2]" office:value-type="float" office:value="39.3540008068085" calcext:value-type="float">
            <text:p>39.3540008068</text:p>
          </table:table-cell>
          <table:table-cell table:formula="of:=[.C199]/([.D199]-[.D198])" office:value-type="float" office:value="1032970.94916959" calcext:value-type="float">
            <text:p>1032970.9491695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2688105.74371" calcext:value-type="float">
            <text:p>1442688105.74371</text:p>
          </table:table-cell>
          <table:table-cell office:value-type="float" office:value="65632" calcext:value-type="float">
            <text:p>65632</text:p>
          </table:table-cell>
          <table:table-cell table:formula="of:=[.B200]-[.B$2]" office:value-type="float" office:value="39.4176230430603" calcext:value-type="float">
            <text:p>39.4176230431</text:p>
          </table:table-cell>
          <table:table-cell table:formula="of:=[.C200]/([.D200]-[.D199])" office:value-type="float" office:value="1031589.01457368" calcext:value-type="float">
            <text:p>1031589.0145736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2688105.8073" calcext:value-type="float">
            <text:p>1442688105.8073</text:p>
          </table:table-cell>
          <table:table-cell office:value-type="float" office:value="65632" calcext:value-type="float">
            <text:p>65632</text:p>
          </table:table-cell>
          <table:table-cell table:formula="of:=[.B201]-[.B$2]" office:value-type="float" office:value="39.4812150001526" calcext:value-type="float">
            <text:p>39.4812150002</text:p>
          </table:table-cell>
          <table:table-cell table:formula="of:=[.C201]/([.D201]-[.D200])" office:value-type="float" office:value="1032080.2032363" calcext:value-type="float">
            <text:p>1032080.203236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2688105.87071" calcext:value-type="float">
            <text:p>1442688105.87071</text:p>
          </table:table-cell>
          <table:table-cell office:value-type="float" office:value="65632" calcext:value-type="float">
            <text:p>65632</text:p>
          </table:table-cell>
          <table:table-cell table:formula="of:=[.B202]-[.B$2]" office:value-type="float" office:value="39.5446259975433" calcext:value-type="float">
            <text:p>39.5446259975</text:p>
          </table:table-cell>
          <table:table-cell table:formula="of:=[.C202]/([.D202]-[.D201])" office:value-type="float" office:value="1035025.51135676" calcext:value-type="float">
            <text:p>1035025.5113567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2688105.93428" calcext:value-type="float">
            <text:p>1442688105.93428</text:p>
          </table:table-cell>
          <table:table-cell office:value-type="float" office:value="65632" calcext:value-type="float">
            <text:p>65632</text:p>
          </table:table-cell>
          <table:table-cell table:formula="of:=[.B203]-[.B$2]" office:value-type="float" office:value="39.6081984043121" calcext:value-type="float">
            <text:p>39.6081984043</text:p>
          </table:table-cell>
          <table:table-cell table:formula="of:=[.C203]/([.D203]-[.D202])" office:value-type="float" office:value="1032397.59725775" calcext:value-type="float">
            <text:p>1032397.5972577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2688105.99785" calcext:value-type="float">
            <text:p>1442688105.99785</text:p>
          </table:table-cell>
          <table:table-cell office:value-type="float" office:value="65632" calcext:value-type="float">
            <text:p>65632</text:p>
          </table:table-cell>
          <table:table-cell table:formula="of:=[.B204]-[.B$2]" office:value-type="float" office:value="39.6717708110809" calcext:value-type="float">
            <text:p>39.6717708111</text:p>
          </table:table-cell>
          <table:table-cell table:formula="of:=[.C204]/([.D204]-[.D203])" office:value-type="float" office:value="1032397.59725775" calcext:value-type="float">
            <text:p>1032397.5972577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2688106.05889" calcext:value-type="float">
            <text:p>1442688106.05889</text:p>
          </table:table-cell>
          <table:table-cell office:value-type="float" office:value="65632" calcext:value-type="float">
            <text:p>65632</text:p>
          </table:table-cell>
          <table:table-cell table:formula="of:=[.B205]-[.B$2]" office:value-type="float" office:value="39.7328116893768" calcext:value-type="float">
            <text:p>39.7328116894</text:p>
          </table:table-cell>
          <table:table-cell table:formula="of:=[.C205]/([.D205]-[.D204])" office:value-type="float" office:value="1075213.88669812" calcext:value-type="float">
            <text:p>1075213.8866981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2688106.11965" calcext:value-type="float">
            <text:p>1442688106.11965</text:p>
          </table:table-cell>
          <table:table-cell office:value-type="float" office:value="65632" calcext:value-type="float">
            <text:p>65632</text:p>
          </table:table-cell>
          <table:table-cell table:formula="of:=[.B206]-[.B$2]" office:value-type="float" office:value="39.7935702800751" calcext:value-type="float">
            <text:p>39.7935702801</text:p>
          </table:table-cell>
          <table:table-cell table:formula="of:=[.C206]/([.D206]-[.D205])" office:value-type="float" office:value="1080209.38678386" calcext:value-type="float">
            <text:p>1080209.3867838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2688106.18016" calcext:value-type="float">
            <text:p>1442688106.18016</text:p>
          </table:table-cell>
          <table:table-cell office:value-type="float" office:value="65632" calcext:value-type="float">
            <text:p>65632</text:p>
          </table:table-cell>
          <table:table-cell table:formula="of:=[.B207]-[.B$2]" office:value-type="float" office:value="39.8540749549866" calcext:value-type="float">
            <text:p>39.854074955</text:p>
          </table:table-cell>
          <table:table-cell table:formula="of:=[.C207]/([.D207]-[.D206])" office:value-type="float" office:value="1084742.62684662" calcext:value-type="float">
            <text:p>1084742.6268466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2688106.2407" calcext:value-type="float">
            <text:p>1442688106.2407</text:p>
          </table:table-cell>
          <table:table-cell office:value-type="float" office:value="65632" calcext:value-type="float">
            <text:p>65632</text:p>
          </table:table-cell>
          <table:table-cell table:formula="of:=[.B208]-[.B$2]" office:value-type="float" office:value="39.9146130084991" calcext:value-type="float">
            <text:p>39.9146130085</text:p>
          </table:table-cell>
          <table:table-cell table:formula="of:=[.C208]/([.D208]-[.D207])" office:value-type="float" office:value="1084144.53706162" calcext:value-type="float">
            <text:p>1084144.537061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9T13:50:32.606536153</dc:date>
    <meta:editing-duration>PT4M12S</meta:editing-duration>
    <meta:editing-cycles>3</meta:editing-cycles>
    <meta:generator>LibreOffice/4.4.2.2$Linux_X86_64 LibreOffice_project/40m0$Build-2</meta:generator>
    <meta:document-statistic meta:table-count="1" meta:cell-count="10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407cm" svg:height="17.506cm" xlink:href=".." xlink:type="simple" chart:class="chart:scatter" chart:style-name="ch1">
        <chart:legend chart:legend-position="end" svg:x="24.84cm" svg:y="8.454cm" style:legend-expansion="high" chart:style-name="ch2"/>
        <chart:plot-area chart:style-name="ch3" table:cell-range-address="'sink_1.receiver_i.routed_msg_sub.network'.D1:'sink_1.receiver_i.routed_msg_sub.network'.E208" chart:data-source-has-labels="row" svg:x="0.568cm" svg:y="0.35cm" svg:width="23.704cm" svg:height="16.806cm">
          <chartooo:coordinate-region svg:x="2.115cm" svg:y="0.549cm" svg:width="21.97cm" svg:height="15.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k_1.receiver_i.routed_msg_sub.network'.E2:'sink_1.receiver_i.routed_msg_sub.network'.E208" chart:label-cell-address="'sink_1.receiver_i.routed_msg_sub.network'.E1:'sink_1.receiver_i.routed_msg_sub.network'.E1" chart:class="chart:scatter">
            <chart:domain table:cell-range-address="'sink_1.receiver_i.routed_msg_sub.network'.D2:'sink_1.receiver_i.routed_msg_sub.network'.D208"/>
            <chart:data-point chart:repeated="20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ata rate (bps)</text:p>
                <draw:g>
                  <svg:desc>'sink_1.receiver_i.routed_msg_sub.network'.E1:'sink_1.receiver_i.routed_msg_sub.network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ink_1.receiver_i.routed_msg_sub.network'.D2:'sink_1.receiver_i.routed_msg_sub.network'.D208</svg:desc>
                </draw:g>
              </table:table-cell>
              <table:table-cell office:value-type="float" office:value="0">
                <text:p>0</text:p>
                <draw:g>
                  <svg:desc>'sink_1.receiver_i.routed_msg_sub.network'.E2:'sink_1.receiver_i.routed_msg_sub.network'.E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83961391448975">
                <text:p>0.0183961391448975</text:p>
              </table:table-cell>
              <table:table-cell office:value-type="float" office:value="3567705.1300302">
                <text:p>3567705.13003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67846488952637">
                <text:p>0.0367846488952637</text:p>
              </table:table-cell>
              <table:table-cell office:value-type="float" office:value="3569185.37124483">
                <text:p>3569185.371244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61890602111816">
                <text:p>0.0561890602111816</text:p>
              </table:table-cell>
              <table:table-cell office:value-type="float" office:value="3382323.6856539">
                <text:p>3382323.68565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6657495498657">
                <text:p>0.116657495498657</text:p>
              </table:table-cell>
              <table:table-cell office:value-type="float" office:value="1085392.72908214">
                <text:p>1085392.729082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7293300628662">
                <text:p>0.177293300628662</text:p>
              </table:table-cell>
              <table:table-cell office:value-type="float" office:value="1082396.77628232">
                <text:p>1082396.776282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7467288970947">
                <text:p>0.237467288970947</text:p>
              </table:table-cell>
              <table:table-cell office:value-type="float" office:value="1090703.83745661">
                <text:p>1090703.837456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7973871231079">
                <text:p>0.297973871231079</text:p>
              </table:table-cell>
              <table:table-cell office:value-type="float" office:value="1084708.43251124">
                <text:p>1084708.432511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8522891998291">
                <text:p>0.358522891998291</text:p>
              </table:table-cell>
              <table:table-cell office:value-type="float" office:value="1083948.16577348">
                <text:p>1083948.165773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8936014175415">
                <text:p>0.418936014175415</text:p>
              </table:table-cell>
              <table:table-cell office:value-type="float" office:value="1086386.49410595">
                <text:p>1086386.494105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79407787322998">
                <text:p>0.479407787322998</text:p>
              </table:table-cell>
              <table:table-cell office:value-type="float" office:value="1085332.81866605">
                <text:p>1085332.818666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39811849594116">
                <text:p>0.539811849594116</text:p>
              </table:table-cell>
              <table:table-cell office:value-type="float" office:value="1086549.43943036">
                <text:p>1086549.439430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00272178649902">
                <text:p>0.600272178649902</text:p>
              </table:table-cell>
              <table:table-cell office:value-type="float" office:value="1085538.25334695">
                <text:p>1085538.253346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60699605941772">
                <text:p>0.660699605941772</text:p>
              </table:table-cell>
              <table:table-cell office:value-type="float" office:value="1086129.31149611">
                <text:p>1086129.311496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7331252098084">
                <text:p>13.7331252098084</text:p>
              </table:table-cell>
              <table:table-cell office:value-type="float" office:value="5020.64436921234">
                <text:p>5020.644369212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815621137619">
                <text:p>13.815621137619</text:p>
              </table:table-cell>
              <table:table-cell office:value-type="float" office:value="795578.663599345">
                <text:p>795578.6635993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.8981096744537">
                <text:p>13.8981096744537</text:p>
              </table:table-cell>
              <table:table-cell office:value-type="float" office:value="795649.947477036">
                <text:p>795649.9474770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980544090271">
                <text:p>13.980544090271</text:p>
              </table:table-cell>
              <table:table-cell office:value-type="float" office:value="796172.318919466">
                <text:p>796172.3189194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0630149841309">
                <text:p>14.0630149841309</text:p>
              </table:table-cell>
              <table:table-cell office:value-type="float" office:value="795820.160643871">
                <text:p>795820.1606438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1456749439239">
                <text:p>14.1456749439239</text:p>
              </table:table-cell>
              <table:table-cell office:value-type="float" office:value="793999.902301984">
                <text:p>793999.9023019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.228089094162">
                <text:p>14.228089094162</text:p>
              </table:table-cell>
              <table:table-cell office:value-type="float" office:value="796368.09710996">
                <text:p>796368.097109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.3104741573334">
                <text:p>14.3104741573334</text:p>
              </table:table-cell>
              <table:table-cell office:value-type="float" office:value="796649.264727332">
                <text:p>796649.2647273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.3929221630096">
                <text:p>14.3929221630096</text:p>
              </table:table-cell>
              <table:table-cell office:value-type="float" office:value="796041.086278093">
                <text:p>796041.0862780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4753215312958">
                <text:p>14.4753215312958</text:p>
              </table:table-cell>
              <table:table-cell office:value-type="float" office:value="796510.960764797">
                <text:p>796510.9607647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.5577740669251">
                <text:p>14.5577740669251</text:p>
              </table:table-cell>
              <table:table-cell office:value-type="float" office:value="795997.351677554">
                <text:p>795997.3516775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.6403334140778">
                <text:p>14.6403334140778</text:p>
              </table:table-cell>
              <table:table-cell office:value-type="float" office:value="794967.526555177">
                <text:p>794967.5265551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.7223134040833">
                <text:p>14.7223134040833</text:p>
              </table:table-cell>
              <table:table-cell office:value-type="float" office:value="800585.606263214">
                <text:p>800585.6062632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.8008940219879">
                <text:p>14.8008940219879</text:p>
              </table:table-cell>
              <table:table-cell office:value-type="float" office:value="835218.680510087">
                <text:p>835218.6805100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8794584274292">
                <text:p>14.8794584274292</text:p>
              </table:table-cell>
              <table:table-cell office:value-type="float" office:value="835391.035308613">
                <text:p>835391.0353086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9579997062683">
                <text:p>14.9579997062683</text:p>
              </table:table-cell>
              <table:table-cell office:value-type="float" office:value="835637.017503172">
                <text:p>835637.0175031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036643743515">
                <text:p>15.036643743515</text:p>
              </table:table-cell>
              <table:table-cell office:value-type="float" office:value="834545.151771829">
                <text:p>834545.1517718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1152844429016">
                <text:p>15.1152844429016</text:p>
              </table:table-cell>
              <table:table-cell office:value-type="float" office:value="834580.57356985">
                <text:p>834580.573569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1939458847046">
                <text:p>15.1939458847046</text:p>
              </table:table-cell>
              <table:table-cell office:value-type="float" office:value="834360.501100233">
                <text:p>834360.5011002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271368265152">
                <text:p>15.271368265152</text:p>
              </table:table-cell>
              <table:table-cell office:value-type="float" office:value="847713.537361463">
                <text:p>847713.5373614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.3498775959015">
                <text:p>15.3498775959015</text:p>
              </table:table-cell>
              <table:table-cell office:value-type="float" office:value="835977.066336261">
                <text:p>835977.0663362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.428510427475">
                <text:p>15.428510427475</text:p>
              </table:table-cell>
              <table:table-cell office:value-type="float" office:value="834664.079706498">
                <text:p>834664.0797064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.5069489479065">
                <text:p>15.5069489479065</text:p>
              </table:table-cell>
              <table:table-cell office:value-type="float" office:value="836731.744032584">
                <text:p>836731.7440325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.5855917930603">
                <text:p>15.5855917930603</text:p>
              </table:table-cell>
              <table:table-cell office:value-type="float" office:value="834557.802068807">
                <text:p>834557.8020688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.6642777919769">
                <text:p>15.6642777919769</text:p>
              </table:table-cell>
              <table:table-cell office:value-type="float" office:value="834100.105528841">
                <text:p>834100.1055288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7365853786469">
                <text:p>15.7365853786469</text:p>
              </table:table-cell>
              <table:table-cell office:value-type="float" office:value="907677.921814825">
                <text:p>907677.9218148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.8009171485901">
                <text:p>15.8009171485901</text:p>
              </table:table-cell>
              <table:table-cell office:value-type="float" office:value="1020211.32106127">
                <text:p>1020211.321061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.8653163909912">
                <text:p>15.8653163909912</text:p>
              </table:table-cell>
              <table:table-cell office:value-type="float" office:value="1019142.42393099">
                <text:p>1019142.423930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.9297964572907">
                <text:p>15.9297964572907</text:p>
              </table:table-cell>
              <table:table-cell office:value-type="float" office:value="1017864.95837663">
                <text:p>1017864.958376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.9942049980164">
                <text:p>15.9942049980164</text:p>
              </table:table-cell>
              <table:table-cell office:value-type="float" office:value="1018995.29566276">
                <text:p>1018995.295662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0585956573486">
                <text:p>16.0585956573486</text:p>
              </table:table-cell>
              <table:table-cell office:value-type="float" office:value="1019278.27235498">
                <text:p>1019278.272354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.1231229305267">
                <text:p>16.1231229305267</text:p>
              </table:table-cell>
              <table:table-cell office:value-type="float" office:value="1017120.30847562">
                <text:p>1017120.308475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1874268054962">
                <text:p>16.1874268054962</text:p>
              </table:table-cell>
              <table:table-cell office:value-type="float" office:value="1020653.88798339">
                <text:p>1020653.887983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2519707679749">
                <text:p>16.2519707679749</text:p>
              </table:table-cell>
              <table:table-cell office:value-type="float" office:value="1016857.30902751">
                <text:p>1016857.309027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3163964748383">
                <text:p>16.3163964748383</text:p>
              </table:table-cell>
              <table:table-cell office:value-type="float" office:value="1018723.78581975">
                <text:p>1018723.785819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3808143138886">
                <text:p>16.3808143138886</text:p>
              </table:table-cell>
              <table:table-cell office:value-type="float" office:value="1018848.20986868">
                <text:p>1018848.209868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4453029632568">
                <text:p>16.4453029632568</text:p>
              </table:table-cell>
              <table:table-cell office:value-type="float" office:value="1017729.48639666">
                <text:p>1017729.486396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5096468925476">
                <text:p>16.5096468925476</text:p>
              </table:table-cell>
              <table:table-cell office:value-type="float" office:value="1020018.52736422">
                <text:p>1020018.527364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5740842819214">
                <text:p>16.5740842819214</text:p>
              </table:table-cell>
              <table:table-cell office:value-type="float" office:value="1018539.09101269">
                <text:p>1018539.091012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6384651660919">
                <text:p>16.6384651660919</text:p>
              </table:table-cell>
              <table:table-cell office:value-type="float" office:value="1019433.03273304">
                <text:p>1019433.032733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7027385234833">
                <text:p>16.7027385234833</text:p>
              </table:table-cell>
              <table:table-cell office:value-type="float" office:value="1021138.50378734">
                <text:p>1021138.503787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.7677991390228">
                <text:p>16.7677991390228</text:p>
              </table:table-cell>
              <table:table-cell office:value-type="float" office:value="1008782.34021782">
                <text:p>1008782.340217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8343796730042">
                <text:p>16.8343796730042</text:p>
              </table:table-cell>
              <table:table-cell office:value-type="float" office:value="985753.584049216">
                <text:p>985753.5840492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.9008684158325">
                <text:p>16.9008684158325</text:p>
              </table:table-cell>
              <table:table-cell office:value-type="float" office:value="987114.467924583">
                <text:p>987114.4679245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9674820899963">
                <text:p>16.9674820899963</text:p>
              </table:table-cell>
              <table:table-cell office:value-type="float" office:value="985263.173422859">
                <text:p>985263.1734228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.0341880321503">
                <text:p>17.0341880321503</text:p>
              </table:table-cell>
              <table:table-cell office:value-type="float" office:value="983900.352513537">
                <text:p>983900.3525135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.100733757019">
                <text:p>17.100733757019</text:p>
              </table:table-cell>
              <table:table-cell office:value-type="float" office:value="986269.217585709">
                <text:p>986269.2175857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.1673009395599">
                <text:p>17.1673009395599</text:p>
              </table:table-cell>
              <table:table-cell office:value-type="float" office:value="985951.297543365">
                <text:p>985951.2975433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.2339143753052">
                <text:p>17.2339143753052</text:p>
              </table:table-cell>
              <table:table-cell office:value-type="float" office:value="985266.699814243">
                <text:p>985266.6998142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.3003895282745">
                <text:p>17.3003895282745</text:p>
              </table:table-cell>
              <table:table-cell office:value-type="float" office:value="987316.268835832">
                <text:p>987316.2688358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.3671884536743">
                <text:p>17.3671884536743</text:p>
              </table:table-cell>
              <table:table-cell office:value-type="float" office:value="982530.775865084">
                <text:p>982530.7758650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.4338712692261">
                <text:p>17.4338712692261</text:p>
              </table:table-cell>
              <table:table-cell office:value-type="float" office:value="984241.583936386">
                <text:p>984241.5839363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.50035572052">
                <text:p>17.50035572052</text:p>
              </table:table-cell>
              <table:table-cell office:value-type="float" office:value="987178.185615515">
                <text:p>987178.1856155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.5669639110565">
                <text:p>17.5669639110565</text:p>
              </table:table-cell>
              <table:table-cell office:value-type="float" office:value="985344.286811633">
                <text:p>985344.2868116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.6336274147034">
                <text:p>17.6336274147034</text:p>
              </table:table-cell>
              <table:table-cell office:value-type="float" office:value="984526.711162453">
                <text:p>984526.7111624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.7003178596497">
                <text:p>17.7003178596497</text:p>
              </table:table-cell>
              <table:table-cell office:value-type="float" office:value="984128.986586587">
                <text:p>984128.9865865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.7668697834015">
                <text:p>17.7668697834015</text:p>
              </table:table-cell>
              <table:table-cell office:value-type="float" office:value="986177.352960353">
                <text:p>986177.3529603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.8335075378418">
                <text:p>17.8335075378418</text:p>
              </table:table-cell>
              <table:table-cell office:value-type="float" office:value="984907.137871692">
                <text:p>984907.1378716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.8999352455139">
                <text:p>17.8999352455139</text:p>
              </table:table-cell>
              <table:table-cell office:value-type="float" office:value="988021.449181316">
                <text:p>988021.4491813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.966495513916">
                <text:p>17.966495513916</text:p>
              </table:table-cell>
              <table:table-cell office:value-type="float" office:value="986053.716062384">
                <text:p>986053.7160623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.0332546234131">
                <text:p>18.0332546234131</text:p>
              </table:table-cell>
              <table:table-cell office:value-type="float" office:value="983116.76854947">
                <text:p>983116.768549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.0996267795563">
                <text:p>18.0996267795563</text:p>
              </table:table-cell>
              <table:table-cell office:value-type="float" office:value="988848.393871796">
                <text:p>988848.3938717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.1662271022797">
                <text:p>18.1662271022797</text:p>
              </table:table-cell>
              <table:table-cell office:value-type="float" office:value="985460.690222022">
                <text:p>985460.6902220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.232851266861">
                <text:p>18.232851266861</text:p>
              </table:table-cell>
              <table:table-cell office:value-type="float" office:value="985108.037188397">
                <text:p>985108.0371883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.299328327179">
                <text:p>18.299328327179</text:p>
              </table:table-cell>
              <table:table-cell office:value-type="float" office:value="987287.940923518">
                <text:p>987287.9409235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.3658072948456">
                <text:p>18.3658072948456</text:p>
              </table:table-cell>
              <table:table-cell office:value-type="float" office:value="987259.614636718">
                <text:p>987259.6146367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.4325087070465">
                <text:p>18.4325087070465</text:p>
              </table:table-cell>
              <table:table-cell office:value-type="float" office:value="983967.17302317">
                <text:p>983967.173023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.4990417957306">
                <text:p>18.4990417957306</text:p>
              </table:table-cell>
              <table:table-cell office:value-type="float" office:value="986456.533103992">
                <text:p>986456.5331039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.5655870437622">
                <text:p>18.5655870437622</text:p>
              </table:table-cell>
              <table:table-cell office:value-type="float" office:value="986276.284804254">
                <text:p>986276.2848042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.6320986747742">
                <text:p>18.6320986747742</text:p>
              </table:table-cell>
              <table:table-cell office:value-type="float" office:value="986774.779108865">
                <text:p>986774.7791088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.6988251209259">
                <text:p>18.6988251209259</text:p>
              </table:table-cell>
              <table:table-cell office:value-type="float" office:value="983598.015257029">
                <text:p>983598.0152570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.7607474327087">
                <text:p>18.7607474327087</text:p>
              </table:table-cell>
              <table:table-cell office:value-type="float" office:value="1059908.74872652">
                <text:p>1059908.748726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.8243021965027">
                <text:p>18.8243021965027</text:p>
              </table:table-cell>
              <table:table-cell office:value-type="float" office:value="1032684.19363164">
                <text:p>1032684.193631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.8879199028015">
                <text:p>18.8879199028015</text:p>
              </table:table-cell>
              <table:table-cell office:value-type="float" office:value="1031662.46974876">
                <text:p>1031662.469748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.9514307975769">
                <text:p>18.9514307975769</text:p>
              </table:table-cell>
              <table:table-cell office:value-type="float" office:value="1033397.50183194">
                <text:p>1033397.501831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.0150411128998">
                <text:p>19.0150411128998</text:p>
              </table:table-cell>
              <table:table-cell office:value-type="float" office:value="1031782.34012616">
                <text:p>1031782.340126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.0785889625549">
                <text:p>19.0785889625549</text:p>
              </table:table-cell>
              <table:table-cell office:value-type="float" office:value="1032796.55182919">
                <text:p>1032796.551829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.1422142982483">
                <text:p>19.1422142982483</text:p>
              </table:table-cell>
              <table:table-cell office:value-type="float" office:value="1031538.76179627">
                <text:p>1031538.761796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.2058799266815">
                <text:p>19.2058799266815</text:p>
              </table:table-cell>
              <table:table-cell office:value-type="float" office:value="1030885.9209461">
                <text:p>1030885.92094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.2694993019104">
                <text:p>19.2694993019104</text:p>
              </table:table-cell>
              <table:table-cell office:value-type="float" office:value="1031635.40609881">
                <text:p>1031635.406098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.333019733429">
                <text:p>19.333019733429</text:p>
              </table:table-cell>
              <table:table-cell office:value-type="float" office:value="1033242.35101943">
                <text:p>1033242.351019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.3966100215912">
                <text:p>19.3966100215912</text:p>
              </table:table-cell>
              <table:table-cell office:value-type="float" office:value="1032107.29022897">
                <text:p>1032107.290228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4597749710083">
                <text:p>19.4597749710083</text:p>
              </table:table-cell>
              <table:table-cell office:value-type="float" office:value="1039057.27156677">
                <text:p>1039057.271566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5235164165497">
                <text:p>19.5235164165497</text:p>
              </table:table-cell>
              <table:table-cell office:value-type="float" office:value="1029659.73618202">
                <text:p>1029659.736182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5870170593262">
                <text:p>19.5870170593262</text:p>
              </table:table-cell>
              <table:table-cell office:value-type="float" office:value="1033564.34093136">
                <text:p>1033564.340931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.6505711078644">
                <text:p>19.6505711078644</text:p>
              </table:table-cell>
              <table:table-cell office:value-type="float" office:value="1032695.81575976">
                <text:p>1032695.815759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.7132155895233">
                <text:p>19.7132155895233</text:p>
              </table:table-cell>
              <table:table-cell office:value-type="float" office:value="1047690.04806089">
                <text:p>1047690.048060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.7735371589661">
                <text:p>19.7735371589661</text:p>
              </table:table-cell>
              <table:table-cell office:value-type="float" office:value="1088035.35130649">
                <text:p>1088035.351306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.8340625762939">
                <text:p>19.8340625762939</text:p>
              </table:table-cell>
              <table:table-cell office:value-type="float" office:value="1084370.87917057">
                <text:p>1084370.879170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.8945384025574">
                <text:p>19.8945384025574</text:p>
              </table:table-cell>
              <table:table-cell office:value-type="float" office:value="1085260.07919449">
                <text:p>1085260.079194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.9552578926086">
                <text:p>19.9552578926086</text:p>
              </table:table-cell>
              <table:table-cell office:value-type="float" office:value="1080904.99351333">
                <text:p>1080904.993513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.0157299041748">
                <text:p>20.0157299041748</text:p>
              </table:table-cell>
              <table:table-cell office:value-type="float" office:value="1085328.53960369">
                <text:p>1085328.539603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.0762434005737">
                <text:p>20.0762434005737</text:p>
              </table:table-cell>
              <table:table-cell office:value-type="float" office:value="1084584.49611523">
                <text:p>1084584.496115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.1367914676666">
                <text:p>20.1367914676666</text:p>
              </table:table-cell>
              <table:table-cell office:value-type="float" office:value="1083965.23871364">
                <text:p>1083965.238713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.1974594593048">
                <text:p>20.1974594593048</text:p>
              </table:table-cell>
              <table:table-cell office:value-type="float" office:value="1081822.5266368">
                <text:p>1081822.52663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.2580201625824">
                <text:p>20.2580201625824</text:p>
              </table:table-cell>
              <table:table-cell office:value-type="float" office:value="1083739.06589504">
                <text:p>1083739.065895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.3184380531311">
                <text:p>20.3184380531311</text:p>
              </table:table-cell>
              <table:table-cell office:value-type="float" office:value="1086300.75303756">
                <text:p>1086300.753037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.3791060447693">
                <text:p>20.3791060447693</text:p>
              </table:table-cell>
              <table:table-cell office:value-type="float" office:value="1081822.5266368">
                <text:p>1081822.52663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.4397161006927">
                <text:p>20.4397161006927</text:p>
              </table:table-cell>
              <table:table-cell office:value-type="float" office:value="1082856.61512802">
                <text:p>1082856.615128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.500269651413">
                <text:p>20.500269651413</text:p>
              </table:table-cell>
              <table:table-cell office:value-type="float" office:value="1083867.07665171">
                <text:p>1083867.076651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.5608954429626">
                <text:p>20.5608954429626</text:p>
              </table:table-cell>
              <table:table-cell office:value-type="float" office:value="1082575.55608515">
                <text:p>1082575.556085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.6215364933014">
                <text:p>20.6215364933014</text:p>
              </table:table-cell>
              <table:table-cell office:value-type="float" office:value="1082303.15328272">
                <text:p>1082303.153282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.6821937561035">
                <text:p>20.6821937561035</text:p>
              </table:table-cell>
              <table:table-cell office:value-type="float" office:value="1082013.87547118">
                <text:p>1082013.875471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3.7625405788422">
                <text:p>33.7625405788422</text:p>
              </table:table-cell>
              <table:table-cell office:value-type="float" office:value="5017.60395878085">
                <text:p>5017.603958780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3.8451745510101">
                <text:p>33.8451745510101</text:p>
              </table:table-cell>
              <table:table-cell office:value-type="float" office:value="794249.607977103">
                <text:p>794249.6079771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3.927759885788">
                <text:p>33.927759885788</text:p>
              </table:table-cell>
              <table:table-cell office:value-type="float" office:value="794717.369331501">
                <text:p>794717.3693315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.0101802349091">
                <text:p>34.0101802349091</text:p>
              </table:table-cell>
              <table:table-cell office:value-type="float" office:value="796308.201795797">
                <text:p>796308.2017957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4.0925676822662">
                <text:p>34.0925676822662</text:p>
              </table:table-cell>
              <table:table-cell office:value-type="float" office:value="796626.210731628">
                <text:p>796626.2107316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4.1750464439392">
                <text:p>34.1750464439392</text:p>
              </table:table-cell>
              <table:table-cell office:value-type="float" office:value="795744.245776014">
                <text:p>795744.2457760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4.2577018737793">
                <text:p>34.2577018737793</text:p>
              </table:table-cell>
              <table:table-cell office:value-type="float" office:value="794043.417679603">
                <text:p>794043.41767960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.3401427268982">
                <text:p>34.3401427268982</text:p>
              </table:table-cell>
              <table:table-cell office:value-type="float" office:value="796110.150696103">
                <text:p>796110.1506961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.4226408004761">
                <text:p>34.4226408004761</text:p>
              </table:table-cell>
              <table:table-cell office:value-type="float" office:value="795557.970672385">
                <text:p>795557.9706723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.5049090385437">
                <text:p>34.5049090385437</text:p>
              </table:table-cell>
              <table:table-cell office:value-type="float" office:value="797780.547409421">
                <text:p>797780.5474094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4.5873303413391">
                <text:p>34.5873303413391</text:p>
              </table:table-cell>
              <table:table-cell office:value-type="float" office:value="796298.987931733">
                <text:p>796298.9879317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4.6699118614197">
                <text:p>34.6699118614197</text:p>
              </table:table-cell>
              <table:table-cell office:value-type="float" office:value="794754.079798598">
                <text:p>794754.0797985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4.7497735023499">
                <text:p>34.7497735023499</text:p>
              </table:table-cell>
              <table:table-cell office:value-type="float" office:value="821821.330435509">
                <text:p>821821.3304355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.8281328678131">
                <text:p>34.8281328678131</text:p>
              </table:table-cell>
              <table:table-cell office:value-type="float" office:value="837576.971329295">
                <text:p>837576.9713292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.9068412780762">
                <text:p>34.9068412780762</text:p>
              </table:table-cell>
              <table:table-cell office:value-type="float" office:value="833862.604779373">
                <text:p>833862.6047793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.985297203064">
                <text:p>34.985297203064</text:p>
              </table:table-cell>
              <table:table-cell office:value-type="float" office:value="836546.124594309">
                <text:p>836546.1245943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5.0637352466583">
                <text:p>35.0637352466583</text:p>
              </table:table-cell>
              <table:table-cell office:value-type="float" office:value="836736.830655971">
                <text:p>836736.8306559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5.1423721313477">
                <text:p>35.1423721313477</text:p>
              </table:table-cell>
              <table:table-cell office:value-type="float" office:value="834621.059306849">
                <text:p>834621.0593068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.2210335731506">
                <text:p>35.2210335731506</text:p>
              </table:table-cell>
              <table:table-cell office:value-type="float" office:value="834360.501100233">
                <text:p>834360.5011002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.2994797229767">
                <text:p>35.2994797229767</text:p>
              </table:table-cell>
              <table:table-cell office:value-type="float" office:value="836650.366468405">
                <text:p>836650.3664684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.378185749054">
                <text:p>35.378185749054</text:p>
              </table:table-cell>
              <table:table-cell office:value-type="float" office:value="833887.864387475">
                <text:p>833887.8643874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.456805229187">
                <text:p>35.456805229187</text:p>
              </table:table-cell>
              <table:table-cell office:value-type="float" office:value="834805.825336463">
                <text:p>834805.8253364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.5341949462891">
                <text:p>35.5341949462891</text:p>
              </table:table-cell>
              <table:table-cell office:value-type="float" office:value="848071.325980604">
                <text:p>848071.3259806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.6128425598145">
                <text:p>35.6128425598145</text:p>
              </table:table-cell>
              <table:table-cell office:value-type="float" office:value="834507.20318184">
                <text:p>834507.203181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.6915462017059">
                <text:p>35.6915462017059</text:p>
              </table:table-cell>
              <table:table-cell office:value-type="float" office:value="833913.125525966">
                <text:p>833913.1255259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.7588577270508">
                <text:p>35.7588577270508</text:p>
              </table:table-cell>
              <table:table-cell office:value-type="float" office:value="975048.47295847">
                <text:p>975048.472958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.8232290744782">
                <text:p>35.8232290744782</text:p>
              </table:table-cell>
              <table:table-cell office:value-type="float" office:value="1019584.06376462">
                <text:p>1019584.063764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5.8877191543579">
                <text:p>35.8877191543579</text:p>
              </table:table-cell>
              <table:table-cell office:value-type="float" office:value="1017706.91123919">
                <text:p>1017706.911239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5.9521021842957">
                <text:p>35.9521021842957</text:p>
              </table:table-cell>
              <table:table-cell office:value-type="float" office:value="1019399.05691707">
                <text:p>1019399.056917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6.0164818763733">
                <text:p>36.0164818763733</text:p>
              </table:table-cell>
              <table:table-cell office:value-type="float" office:value="1019451.90916498">
                <text:p>1019451.9091649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6.080810546875">
                <text:p>36.080810546875</text:p>
              </table:table-cell>
              <table:table-cell office:value-type="float" office:value="1020260.47620954">
                <text:p>1020260.476209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6.1452565193176">
                <text:p>36.1452565193176</text:p>
              </table:table-cell>
              <table:table-cell office:value-type="float" office:value="1018403.43953889">
                <text:p>1018403.439538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6.2097160816193">
                <text:p>36.2097160816193</text:p>
              </table:table-cell>
              <table:table-cell office:value-type="float" office:value="1018188.73191968">
                <text:p>1018188.731919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6.2739894390106">
                <text:p>36.2739894390106</text:p>
              </table:table-cell>
              <table:table-cell office:value-type="float" office:value="1021138.50378734">
                <text:p>1021138.503787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6.3385920524597">
                <text:p>36.3385920524597</text:p>
              </table:table-cell>
              <table:table-cell office:value-type="float" office:value="1015934.13170064">
                <text:p>1015934.131700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6.403050661087">
                <text:p>36.403050661087</text:p>
              </table:table-cell>
              <table:table-cell office:value-type="float" office:value="1018203.79616732">
                <text:p>1018203.796167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6.4673163890839">
                <text:p>36.4673163890839</text:p>
              </table:table-cell>
              <table:table-cell office:value-type="float" office:value="1021259.72965313">
                <text:p>1021259.729653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6.531769990921">
                <text:p>36.531769990921</text:p>
              </table:table-cell>
              <table:table-cell office:value-type="float" office:value="1018282.89078117">
                <text:p>1018282.8907811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6.5962202548981">
                <text:p>36.5962202548981</text:p>
              </table:table-cell>
              <table:table-cell office:value-type="float" office:value="1018335.62735088">
                <text:p>1018335.627350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6.6606831550598">
                <text:p>36.6606831550598</text:p>
              </table:table-cell>
              <table:table-cell office:value-type="float" office:value="1018136.01056303">
                <text:p>1018136.010563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6.7245788574219">
                <text:p>36.7245788574219</text:p>
              </table:table-cell>
              <table:table-cell office:value-type="float" office:value="1027173.93461145">
                <text:p>1027173.934611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6.7911078929901">
                <text:p>36.7911078929901</text:p>
              </table:table-cell>
              <table:table-cell office:value-type="float" office:value="986516.630512143">
                <text:p>986516.6305121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6.8577289581299">
                <text:p>36.8577289581299</text:p>
              </table:table-cell>
              <table:table-cell office:value-type="float" office:value="985153.867808996">
                <text:p>985153.8678089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6.924254655838">
                <text:p>36.924254655838</text:p>
              </table:table-cell>
              <table:table-cell office:value-type="float" office:value="986566.127993864">
                <text:p>986566.1279938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6.9909892082214">
                <text:p>36.9909892082214</text:p>
              </table:table-cell>
              <table:table-cell office:value-type="float" office:value="983478.537818188">
                <text:p>983478.53781818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7.0575287342072">
                <text:p>37.0575287342072</text:p>
              </table:table-cell>
              <table:table-cell office:value-type="float" office:value="986361.09932745">
                <text:p>986361.099327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7.1240496635437">
                <text:p>37.1240496635437</text:p>
              </table:table-cell>
              <table:table-cell office:value-type="float" office:value="986636.847298833">
                <text:p>986636.8472988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7.1905815601349">
                <text:p>37.1905815601349</text:p>
              </table:table-cell>
              <table:table-cell office:value-type="float" office:value="986474.208052176">
                <text:p>986474.2080521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7.25723695755">
                <text:p>37.25723695755</text:p>
              </table:table-cell>
              <table:table-cell office:value-type="float" office:value="984646.443426225">
                <text:p>984646.4434262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7.3237209320068">
                <text:p>37.3237209320068</text:p>
              </table:table-cell>
              <table:table-cell office:value-type="float" office:value="987185.265866726">
                <text:p>987185.2658667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7.3902721405029">
                <text:p>37.3902721405029</text:p>
              </table:table-cell>
              <table:table-cell office:value-type="float" office:value="986187.951851427">
                <text:p>986187.9518514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7.4566886425018">
                <text:p>37.4566886425018</text:p>
              </table:table-cell>
              <table:table-cell office:value-type="float" office:value="988188.146389969">
                <text:p>988188.1463899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7.5233120918274">
                <text:p>37.5233120918274</text:p>
              </table:table-cell>
              <table:table-cell office:value-type="float" office:value="985118.613106975">
                <text:p>985118.6131069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7.5898554325104">
                <text:p>37.5898554325104</text:p>
              </table:table-cell>
              <table:table-cell office:value-type="float" office:value="986304.554691279">
                <text:p>986304.55469127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7.6565496921539">
                <text:p>37.6565496921539</text:p>
              </table:table-cell>
              <table:table-cell office:value-type="float" office:value="984072.697571997">
                <text:p>984072.69757199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7.722936630249">
                <text:p>37.722936630249</text:p>
              </table:table-cell>
              <table:table-cell office:value-type="float" office:value="988628.213369151">
                <text:p>988628.21336915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7.7895579338074">
                <text:p>37.7895579338074</text:p>
              </table:table-cell>
              <table:table-cell office:value-type="float" office:value="985150.342225244">
                <text:p>985150.3422252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7.8560135364532">
                <text:p>37.8560135364532</text:p>
              </table:table-cell>
              <table:table-cell office:value-type="float" office:value="987606.723690961">
                <text:p>987606.7236909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7.9225866794586">
                <text:p>37.9225866794586</text:p>
              </table:table-cell>
              <table:table-cell office:value-type="float" office:value="985863.022791411">
                <text:p>985863.02279141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7.9890697002411">
                <text:p>37.9890697002411</text:p>
              </table:table-cell>
              <table:table-cell office:value-type="float" office:value="987199.426673839">
                <text:p>987199.42667383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8.0556254386902">
                <text:p>38.0556254386902</text:p>
              </table:table-cell>
              <table:table-cell office:value-type="float" office:value="986120.829388691">
                <text:p>986120.8293886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.1221468448639">
                <text:p>38.1221468448639</text:p>
              </table:table-cell>
              <table:table-cell office:value-type="float" office:value="986629.7749121">
                <text:p>986629.77491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8.1887514591217">
                <text:p>38.1887514591217</text:p>
              </table:table-cell>
              <table:table-cell office:value-type="float" office:value="985397.194043528">
                <text:p>985397.1940435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8.2553610801697">
                <text:p>38.2553610801697</text:p>
              </table:table-cell>
              <table:table-cell office:value-type="float" office:value="985323.125509609">
                <text:p>985323.12550960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8.321676492691">
                <text:p>38.321676492691</text:p>
              </table:table-cell>
              <table:table-cell office:value-type="float" office:value="989694.514512111">
                <text:p>989694.51451211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8.3883876800537">
                <text:p>38.3883876800537</text:p>
              </table:table-cell>
              <table:table-cell office:value-type="float" office:value="983822.992734278">
                <text:p>983822.9927342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8.454981803894">
                <text:p>38.454981803894</text:p>
              </table:table-cell>
              <table:table-cell office:value-type="float" office:value="985552.421372209">
                <text:p>985552.4213722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8.5215311050415">
                <text:p>38.5215311050415</text:p>
              </table:table-cell>
              <table:table-cell office:value-type="float" office:value="986216.216674787">
                <text:p>986216.21667478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8.5880317687988">
                <text:p>38.5880317687988</text:p>
              </table:table-cell>
              <table:table-cell office:value-type="float" office:value="986937.517488635">
                <text:p>986937.5174886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8.6546158790588">
                <text:p>38.6546158790588</text:p>
              </table:table-cell>
              <table:table-cell office:value-type="float" office:value="985700.638541361">
                <text:p>985700.63854136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8.7183346748352">
                <text:p>38.7183346748352</text:p>
              </table:table-cell>
              <table:table-cell office:value-type="float" office:value="1030025.74358667">
                <text:p>1030025.743586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8.7819230556488">
                <text:p>38.7819230556488</text:p>
              </table:table-cell>
              <table:table-cell office:value-type="float" office:value="1032138.24853305">
                <text:p>1032138.248533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.8454623222351">
                <text:p>38.8454623222351</text:p>
              </table:table-cell>
              <table:table-cell office:value-type="float" office:value="1032936.06498989">
                <text:p>1032936.064989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.9090137481689">
                <text:p>38.9090137481689</text:p>
              </table:table-cell>
              <table:table-cell office:value-type="float" office:value="1032738.43246772">
                <text:p>1032738.432467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.9725799560547">
                <text:p>38.9725799560547</text:p>
              </table:table-cell>
              <table:table-cell office:value-type="float" office:value="1032498.27515228">
                <text:p>1032498.275152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.0361607074738">
                <text:p>39.0361607074738</text:p>
              </table:table-cell>
              <table:table-cell office:value-type="float" office:value="1032262.10032361">
                <text:p>1032262.1003236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.0997185707092">
                <text:p>39.0997185707092</text:p>
              </table:table-cell>
              <table:table-cell office:value-type="float" office:value="1032633.8340992">
                <text:p>1032633.83409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.1633245944977">
                <text:p>39.1633245944977</text:p>
              </table:table-cell>
              <table:table-cell office:value-type="float" office:value="1031851.9550646">
                <text:p>1031851.95506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.2269124984741">
                <text:p>39.2269124984741</text:p>
              </table:table-cell>
              <table:table-cell office:value-type="float" office:value="1032145.98839925">
                <text:p>1032145.988399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.2904636859894">
                <text:p>39.2904636859894</text:p>
              </table:table-cell>
              <table:table-cell office:value-type="float" office:value="1032742.30688831">
                <text:p>1032742.306888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.3540008068085">
                <text:p>39.3540008068085</text:p>
              </table:table-cell>
              <table:table-cell office:value-type="float" office:value="1032970.94916959">
                <text:p>1032970.9491695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.4176230430603">
                <text:p>39.4176230430603</text:p>
              </table:table-cell>
              <table:table-cell office:value-type="float" office:value="1031589.01457368">
                <text:p>1031589.014573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.4812150001526">
                <text:p>39.4812150001526</text:p>
              </table:table-cell>
              <table:table-cell office:value-type="float" office:value="1032080.2032363">
                <text:p>1032080.203236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9.5446259975433">
                <text:p>39.5446259975433</text:p>
              </table:table-cell>
              <table:table-cell office:value-type="float" office:value="1035025.51135676">
                <text:p>1035025.5113567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9.6081984043121">
                <text:p>39.6081984043121</text:p>
              </table:table-cell>
              <table:table-cell office:value-type="float" office:value="1032397.59725775">
                <text:p>1032397.597257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9.6717708110809">
                <text:p>39.6717708110809</text:p>
              </table:table-cell>
              <table:table-cell office:value-type="float" office:value="1032397.59725775">
                <text:p>1032397.597257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9.7328116893768">
                <text:p>39.7328116893768</text:p>
              </table:table-cell>
              <table:table-cell office:value-type="float" office:value="1075213.88669812">
                <text:p>1075213.886698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9.7935702800751">
                <text:p>39.7935702800751</text:p>
              </table:table-cell>
              <table:table-cell office:value-type="float" office:value="1080209.38678386">
                <text:p>1080209.3867838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9.8540749549866">
                <text:p>39.8540749549866</text:p>
              </table:table-cell>
              <table:table-cell office:value-type="float" office:value="1084742.62684662">
                <text:p>1084742.626846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9.9146130084991">
                <text:p>39.9146130084991</text:p>
              </table:table-cell>
              <table:table-cell office:value-type="float" office:value="1084144.53706162">
                <text:p>1084144.537061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